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300DFBA5A15CF26DFA6.jpg" manifest:media-type="image/jpeg"/>
  <manifest:file-entry manifest:full-path="Pictures/10000000000004000000030003D06AB00871D6A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fo:min-height="10.763cm"/>
    </style:style>
    <style:style style:name="gr4" style:family="graphic" style:parent-style-name="standard" style:list-style-name="L4">
      <style:graphic-properties draw:stroke="none" draw:fill="none" fo:min-height="12.085cm"/>
    </style:style>
    <style:style style:name="gr5" style:family="graphic" style:parent-style-name="standard">
      <style:graphic-properties draw:stroke="none" draw:fill="none" draw:fill-color="#ff6600" draw:textarea-horizontal-align="justify" draw:textarea-vertical-align="top" draw:auto-grow-height="true" draw:auto-grow-width="false" fo:min-height="13.549cm" fo:min-width="0cm" fo:padding-top="0.211cm" fo:padding-bottom="0.211cm" fo:padding-left="0.422cm" fo:padding-right="0.422cm" fo:wrap-option="wrap" draw:shadow-color="#000000"/>
    </style:style>
    <style:style style:name="gr6" style:family="graphic" style:parent-style-name="standard" style:list-style-name="L6">
      <style:graphic-properties draw:stroke="solid" svg:stroke-width="0.026cm" svg:stroke-color="#ff6600" draw:stroke-linejoin="miter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000000"/>
    </style:style>
    <style:style style:name="gr7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6cm" fo:padding-top="0.13cm" fo:padding-bottom="0.13cm" fo:padding-left="0.25cm" fo:padding-right="0.25cm" fo:wrap-option="no-wrap" draw:shadow-color="#000000"/>
    </style:style>
    <style:style style:name="gr8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7cm" fo:padding-top="0.13cm" fo:padding-bottom="0.13cm" fo:padding-left="0.25cm" fo:padding-right="0.25cm" fo:wrap-option="no-wrap" draw:shadow-color="#000000"/>
    </style:style>
    <style:style style:name="gr9" style:family="graphic" style:parent-style-name="standard" style:list-style-name="L7">
      <style:graphic-properties draw:stroke="solid" svg:stroke-width="0.026cm" svg:stroke-color="#003399" draw:stroke-linejoin="miter" draw:fill="solid" draw:fill-color="#ff6600" draw:textarea-horizontal-align="justify" draw:textarea-vertical-align="middle" draw:auto-grow-height="false" fo:min-height="2.28cm" fo:min-width="4.157cm" fo:padding-top="0.13cm" fo:padding-bottom="0.13cm" fo:padding-left="0.25cm" fo:padding-right="0.25cm" fo:wrap-option="no-wrap" draw:shadow-color="#000000"/>
    </style:style>
    <style:style style:name="gr10" style:family="graphic" style:parent-style-name="standard">
      <style:graphic-properties draw:stroke="solid" svg:stroke-width="0.026cm" svg:stroke-color="#00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11" style:family="graphic" style:parent-style-name="standard" style:list-style-name="L4">
      <style:graphic-properties draw:stroke="none" draw:fill="none" fo:min-height="10.763cm"/>
    </style:style>
    <style:style style:name="gr12" style:family="graphic" style:parent-style-name="standard" style:list-style-name="L8">
      <style:graphic-properties draw:stroke="solid" svg:stroke-width="0.026cm" svg:stroke-color="#ff6600" draw:stroke-linejoin="miter" draw:fill="solid" draw:fill-color="#b2b2b2" draw:textarea-horizontal-align="justify" draw:textarea-vertical-align="top" draw:auto-grow-height="true" fo:min-height="0cm" fo:min-width="0cm" fo:padding-top="0.127cm" fo:padding-bottom="0.127cm" fo:padding-left="0.254cm" fo:padding-right="0.254cm" fo:wrap-option="wrap" draw:shadow-color="#000000"/>
    </style:style>
    <style:style style:name="gr13" style:family="graphic" style:parent-style-name="standard" style:list-style-name="L4">
      <style:graphic-properties draw:stroke="none" draw:fill="none" fo:min-height="14.302cm"/>
    </style:style>
    <style:style style:name="gr14" style:family="graphic" style:parent-style-name="standard" style:list-style-name="L4">
      <style:graphic-properties draw:stroke="none" draw:fill="none" fo:min-height="11.469cm"/>
    </style:style>
    <style:style style:name="gr15" style:family="graphic" style:parent-style-name="standard" style:list-style-name="L4">
      <style:graphic-properties draw:stroke="none" draw:fill="none" fo:min-height="10.763cm"/>
    </style:style>
    <style:style style:name="gr16" style:family="graphic" style:parent-style-name="standard" style:list-style-name="L4">
      <style:graphic-properties draw:stroke="none" draw:fill="none" fo:min-height="14.031cm"/>
    </style:style>
    <style:style style:name="gr17" style:family="graphic" style:parent-style-name="standard" style:list-style-name="L4">
      <style:graphic-properties draw:stroke="none" draw:fill="none" fo:min-height="12.196cm"/>
    </style:style>
    <style:style style:name="gr18" style:family="graphic" style:parent-style-name="standard" style:list-style-name="L4">
      <style:graphic-properties draw:stroke="none" draw:fill="none" fo:min-height="10.763cm"/>
    </style:style>
    <style:style style:name="gr19" style:family="graphic" style:parent-style-name="standard" style:list-style-name="L4">
      <style:graphic-properties draw:stroke="none" draw:fill="none" fo:min-height="12.85cm"/>
    </style:style>
    <style:style style:name="gr20" style:family="graphic" style:parent-style-name="standard" style:list-style-name="L4">
      <style:graphic-properties draw:stroke="none" draw:fill="none" fo:min-height="13.8cm"/>
    </style:style>
    <style:style style:name="gr21" style:family="graphic" style:parent-style-name="standard" style:list-style-name="L4">
      <style:graphic-properties draw:stroke="none" draw:fill="none" fo:min-height="13.8cm"/>
    </style:style>
    <style:style style:name="gr22" style:family="graphic" style:parent-style-name="standard" style:list-style-name="L4">
      <style:graphic-properties draw:stroke="none" draw:fill="none" fo:min-height="13.8cm"/>
    </style:style>
    <style:style style:name="gr23" style:family="graphic" style:parent-style-name="standard" style:list-style-name="L4">
      <style:graphic-properties draw:stroke="none" draw:fill="none" fo:min-height="13.8cm"/>
    </style:style>
    <style:style style:name="gr24" style:family="graphic" style:parent-style-name="standard" style:list-style-name="L4">
      <style:graphic-properties draw:stroke="none" draw:fill="none" fo:min-height="14.521cm"/>
    </style:style>
    <style:style style:name="gr25" style:family="graphic" style:parent-style-name="standard" style:list-style-name="L4">
      <style:graphic-properties draw:stroke="none" draw:fill="none" fo:min-height="16.311cm"/>
    </style:style>
    <style:style style:name="gr26" style:family="graphic" style:parent-style-name="standard" style:list-style-name="L4">
      <style:graphic-properties draw:stroke="none" draw:fill="none" fo:min-height="13.8cm"/>
    </style:style>
    <style:style style:name="gr27" style:family="graphic" style:parent-style-name="standard" style:list-style-name="L4">
      <style:graphic-properties draw:stroke="none" draw:fill="none" fo:min-height="3.802cm"/>
    </style:style>
    <style:style style:name="gr28" style:family="graphic" style:parent-style-name="standard" style:list-style-name="L4">
      <style:graphic-properties draw:stroke="none" draw:fill="none" fo:min-height="13.8cm"/>
    </style:style>
    <style:style style:name="gr29" style:family="graphic" style:parent-style-name="standard" style:list-style-name="L4">
      <style:graphic-properties draw:stroke="none" draw:fill="none" fo:min-height="13.8cm"/>
    </style:style>
    <style:style style:name="gr30" style:family="graphic" style:parent-style-name="standard" style:list-style-name="L4">
      <style:graphic-properties draw:stroke="none" draw:fill="none" fo:min-height="3.802cm"/>
    </style:style>
    <style:style style:name="gr31" style:family="graphic" style:parent-style-name="standard" style:list-style-name="L4">
      <style:graphic-properties draw:stroke="none" draw:fill="none" fo:min-height="15.393cm"/>
    </style:style>
    <style:style style:name="gr32" style:family="graphic" style:parent-style-name="standard" style:list-style-name="L4">
      <style:graphic-properties draw:stroke="none" draw:fill="none" fo:min-height="13.8cm"/>
    </style:style>
    <style:style style:name="gr33" style:family="graphic" style:parent-style-name="standard" style:list-style-name="L4">
      <style:graphic-properties draw:stroke="none" draw:fill="none" fo:min-height="13.8cm"/>
    </style:style>
    <style:style style:name="gr34" style:family="graphic" style:parent-style-name="standard" style:list-style-name="L4">
      <style:graphic-properties draw:stroke="none" draw:fill="none" fo:min-height="3.802cm"/>
    </style:style>
    <style:style style:name="gr35" style:family="graphic" style:parent-style-name="standard" style:list-style-name="L4">
      <style:graphic-properties draw:stroke="none" draw:fill="none" fo:min-height="14.187cm"/>
    </style:style>
    <style:style style:name="gr36" style:family="graphic" style:parent-style-name="standard" style:list-style-name="L4">
      <style:graphic-properties draw:stroke="none" draw:fill="none" fo:min-height="13.8cm"/>
    </style:style>
    <style:style style:name="gr37" style:family="graphic" style:parent-style-name="standard" style:list-style-name="L4">
      <style:graphic-properties draw:stroke="none" draw:fill="none" fo:min-height="3.802cm"/>
    </style:style>
    <style:style style:name="gr38" style:family="graphic" style:parent-style-name="standard" style:list-style-name="L4">
      <style:graphic-properties draw:stroke="none" draw:fill="none" fo:min-height="15.206cm"/>
    </style:style>
    <style:style style:name="gr39" style:family="graphic" style:parent-style-name="standard" style:list-style-name="L4">
      <style:graphic-properties draw:stroke="none" draw:fill="none" fo:min-height="14.017cm"/>
    </style:style>
    <style:style style:name="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Module_20_Title_20_Slide-subtitle">
      <style:graphic-properties draw:stroke="none" svg:stroke-width="0cm" draw:fill="none" draw:fill-color="#ffffff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pr3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0.798cm" fo:padding-top="0.13cm" fo:padding-bottom="0.13cm" fo:padding-left="0.25cm" fo:padding-right="0.25cm" fo:wrap-option="wrap"/>
    </style:style>
    <style:style style:name="pr4" style:family="presentation" style:parent-style-name="Module_20_Title_20_Slide-backgroundobjects">
      <style:graphic-properties draw:stroke="none" svg:stroke-width="0.026cm" draw:stroke-linejoin="round" draw:fill="none" draw:fill-color="#ffffff" draw:textarea-vertical-align="bottom" draw:auto-grow-height="false" draw:fit-to-size="false" fo:min-height="12.001cm" fo:padding-top="0.13cm" fo:padding-bottom="0.13cm" fo:padding-left="0.25cm" fo:padding-right="0.25cm" fo:wrap-option="wrap"/>
    </style:style>
    <style:style style:name="pr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6" style:family="presentation" style:parent-style-name="Module_20_Title_20_Slide-title">
      <style:graphic-properties fo:min-height="1.8cm"/>
    </style:style>
    <style:style style:name="pr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1" style:family="presentation" style:parent-style-name="Module_20_Title_20_Slide-title">
      <style:graphic-properties fo:min-height="4.082cm"/>
    </style:style>
    <style:style style:name="pr12" style:family="presentation" style:parent-style-name="Module_20_Title_20_Slide-notes">
      <style:graphic-properties draw:fill-color="#ffffff" fo:min-height="13.364cm"/>
    </style:style>
    <style:style style:name="pr1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1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1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2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2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0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1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2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3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4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5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6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7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8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39" style:family="presentation" style:parent-style-name="Module_20_Title_20_Slide-notes" style:list-style-name="L10">
      <style:graphic-properties draw:stroke="solid" svg:stroke-width="0.026cm" svg:stroke-color="#000000" draw:stroke-linejoin="round" draw:fill="solid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r40" style:family="presentation" style:parent-style-name="slide-separation-title">
      <style:graphic-properties draw:stroke="none" svg:stroke-width="0cm" draw:stroke-linejoin="round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pr41" style:family="presentation" style:parent-style-name="slide-separation-notes" style:list-style-name="L10">
      <style:graphic-properties draw:stroke="none" svg:stroke-width="0.026cm" draw:stroke-linejoin="round" draw:fill="none" draw:fill-color="#ffffff" draw:textarea-vertical-align="top" draw:auto-grow-height="false" draw:fit-to-size="false" fo:min-height="12.00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color="#002060" style:font-name="Century Gothic2" fo:font-size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entury Gothic2" fo:font-size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Century Gothic2" fo:font-size="18pt"/>
    </style:style>
    <style:style style:name="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text-properties fo:color="#002060" style:font-name="Century Gothic2" fo:font-weight="bold" style:font-weight-asian="bold" style:font-weight-complex="bold"/>
    </style:style>
    <style:style style:name="P13" style:family="paragraph">
      <style:paragraph-properties fo:margin-left="0.952cm" fo:margin-right="0cm" fo:margin-top="0.211cm" fo:margin-bottom="0cm" fo:text-indent="-0.952cm"/>
    </style:style>
    <style:style style:name="P14" style:family="paragraph">
      <style:paragraph-properties fo:margin-left="0cm" fo:margin-right="0cm" fo:margin-top="0.176cm" fo:margin-bottom="0cm" fo:text-indent="0cm"/>
    </style:style>
    <style:style style:name="P15" style:family="paragraph">
      <style:paragraph-properties fo:margin-left="0cm" fo:margin-right="0cm" fo:margin-top="0.158cm" fo:margin-bottom="0cm" fo:text-indent="0cm"/>
    </style:style>
    <style:style style:name="P16" style:family="paragraph">
      <loext:graphic-properties draw:fill="none"/>
      <style:paragraph-properties fo:margin-left="0.952cm" fo:margin-right="0cm" fo:margin-top="0.211cm" fo:margin-bottom="0cm" fo:text-indent="-0.952cm"/>
      <style:text-properties fo:color="#002060" style:font-name="Century Gothic2" fo:font-size="24pt" style:font-size-asian="24pt" style:font-size-complex="24pt"/>
    </style:style>
    <style:style style:name="P17" style:family="paragraph">
      <style:paragraph-properties fo:margin-top="0.4cm" fo:margin-bottom="0cm"/>
    </style:style>
    <style:style style:name="P18" style:family="paragraph">
      <style:paragraph-properties fo:margin-left="1.009cm" fo:margin-right="0cm" fo:margin-top="0.176cm" fo:margin-bottom="0cm" fo:text-indent="-1.009cm"/>
    </style:style>
    <style:style style:name="P19" style:family="paragraph">
      <loext:graphic-properties draw:fill="none" draw:fill-color="#ff6600"/>
      <style:paragraph-properties style:writing-mode="lr-tb" style:font-independent-line-spacing="true"/>
      <style:text-properties fo:color="#002060" style:font-name="Century Gothic2"/>
    </style:style>
    <style:style style:name="P20" style:family="paragraph">
      <style:paragraph-properties fo:margin-left="1.27cm" fo:margin-right="0cm" fo:margin-top="0.158cm" fo:margin-bottom="0cm" fo:line-height="100%" fo:text-align="start" fo:text-indent="0cm" style:punctuation-wrap="simple" style:line-break="normal" style:writing-mode="lr-tb"/>
    </style:style>
    <style:style style:name="P21" style:family="paragraph">
      <loext:graphic-properties draw:fill="solid" draw:fill-color="#b2b2b2"/>
      <style:paragraph-properties fo:margin-left="1.27cm" fo:margin-right="0cm" fo:margin-top="0.158cm" fo:margin-bottom="0cm" fo:line-height="100%" fo:text-align="start" fo:text-indent="0cm" style:punctuation-wrap="simple" style:line-break="normal" style:writing-mode="lr-tb" style:font-independent-line-spacing="true"/>
    </style:style>
    <style:style style:name="P22" style:family="paragraph">
      <style:paragraph-properties fo:margin-left="0cm" fo:margin-right="0cm" fo:line-height="100%" fo:text-align="center" fo:text-indent="0cm" style:punctuation-wrap="simple" style:line-break="normal"/>
    </style:style>
    <style:style style:name="P23" style:family="paragraph">
      <loext:graphic-properties draw:fill="solid" draw:fill-color="#ff6600"/>
      <style:paragraph-properties fo:margin-left="0cm" fo:margin-right="0cm" fo:line-height="100%" fo:text-align="center" fo:text-indent="0cm" style:punctuation-wrap="simple" style:line-break="normal"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/>
      <style:paragraph-properties fo:margin-left="0.952cm" fo:margin-right="0cm" fo:margin-top="0.4cm" fo:margin-bottom="0cm" fo:text-indent="-0.952cm"/>
      <style:text-properties fo:color="#002060" style:font-name="Century Gothic2" fo:font-size="24pt" style:font-size-asian="24pt" style:font-size-complex="24pt"/>
    </style:style>
    <style:style style:name="P26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2pt" style:font-size-asian="14pt" style:font-size-complex="14pt"/>
    </style:style>
    <style:style style:name="P27" style:family="paragraph">
      <style:paragraph-properties fo:text-align="center"/>
    </style:style>
    <style:style style:name="P28" style:family="paragraph">
      <style:text-properties fo:font-weight="bold" style:font-weight-asian="bold" style:font-weight-complex="bold"/>
    </style:style>
    <style:style style:name="P29" style:family="paragraph">
      <loext:graphic-properties draw:fill-color="#ffffff"/>
    </style:style>
    <style:style style:name="P30" style:family="paragraph">
      <style:paragraph-properties fo:margin-top="0.3cm" fo:margin-bottom="0cm"/>
    </style:style>
    <style:style style:name="P31" style:family="paragraph">
      <style:paragraph-properties fo:margin-top="0cm" fo:margin-bottom="0.3cm"/>
    </style:style>
    <style:style style:name="P32" style:family="paragraph">
      <style:paragraph-properties style:writing-mode="lr-tb"/>
    </style:style>
    <style:style style:name="P33" style:family="paragraph">
      <style:paragraph-properties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0cm" fo:margin-right="0cm" fo:text-indent="0cm" style:punctuation-wrap="simple" style:line-break="normal"/>
    </style:style>
    <style:style style:name="P35" style:family="paragraph">
      <loext:graphic-properties draw:fill="none"/>
      <style:paragraph-properties fo:margin-left="0cm" fo:margin-right="0cm" fo:margin-top="0.4cm" fo:margin-bottom="0cm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36" style:family="paragraph">
      <style:paragraph-properties fo:margin-left="0cm" fo:margin-right="0cm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.4cm" fo:margin-bottom="0cm" fo:text-align="center" fo:text-indent="0cm" style:punctuation-wrap="simple" style:line-break="normal"/>
      <style:text-properties fo:color="#002060" style:font-name="Century Gothic2" fo:font-size="24pt" style:font-size-asian="24pt" style:font-size-complex="24pt"/>
    </style:style>
    <style:style style:name="P38" style:family="paragraph">
      <style:paragraph-properties fo:margin-left="0cm" fo:margin-right="0cm" fo:margin-top="0.123cm" fo:margin-bottom="0cm" fo:text-indent="0cm"/>
    </style:style>
    <style:style style:name="P39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4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Century Gothic2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Century Gothic2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02060" style:text-line-through-style="none" style:text-line-through-type="none" style:text-position="0% 100%" style:font-name="Century Gothic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206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" style:family="text">
      <style:text-properties fo:color="#002060" style:font-name="Century Gothic2" fo:font-weight="bold" style:font-weight-asian="bold" style:font-weight-complex="bold"/>
    </style:style>
    <style:style style:name="T7" style:family="text">
      <style:text-properties fo:color="#002060" style:font-name="Century Gothic2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2060" style:font-name="Century Gothic2" fo:font-size="24pt" style:font-size-asian="24pt" style:font-size-complex="24pt"/>
    </style:style>
    <style:style style:name="T9" style:family="text">
      <style:text-properties fo:color="#002060" style:font-name="Century Gothic2" fo:font-size="24pt" fo:language="es" fo:country="ES" fo:font-weight="bold" style:font-name-asian="Arial1" style:font-size-asian="24pt" style:font-weight-asian="bold" style:font-name-complex="Arial1" style:font-size-complex="24pt" style:font-weight-complex="bold"/>
    </style:style>
    <style:style style:name="T10" style:family="text">
      <style:text-properties fo:color="#002060" style:font-name="Century Gothic2" fo:font-size="20pt" fo:language="es" fo:country="ES" fo:font-weight="normal" style:font-name-asian="Arial1" style:font-size-asian="20pt" style:font-weight-asian="normal" style:font-name-complex="Arial1" style:font-size-complex="20pt" style:font-weight-complex="normal"/>
    </style:style>
    <style:style style:name="T11" style:family="text">
      <style:text-properties fo:color="#002060" style:font-name="Century Gothic2" fo:font-size="20pt" fo:language="es" fo:country="ES" fo:font-style="italic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12" style:family="text">
      <style:text-properties fo:color="#002060" style:font-name="Century Gothic2" fo:font-size="20pt" fo:language="es" fo:country="ES" fo:font-weight="bold" style:font-name-asian="Arial1" style:font-size-asian="20pt" style:font-weight-asian="bold" style:font-name-complex="Arial1" style:font-size-complex="20pt" style:font-weight-complex="bold"/>
    </style:style>
    <style:style style:name="T13" style:family="text">
      <style:text-properties fo:color="#002060" style:font-name="Century Gothic2" fo:font-size="20pt" fo:language="es" fo:country="ES" fo:font-style="italic" style:font-name-asian="Courier New" style:font-size-asian="20pt" style:font-style-asian="italic" style:font-name-complex="Courier New" style:font-size-complex="20pt" style:font-style-complex="italic"/>
    </style:style>
    <style:style style:name="T14" style:family="text">
      <style:text-properties fo:color="#002060" style:font-name="Century Gothic2" fo:font-size="20pt" fo:language="es" fo:country="ES" style:font-name-asian="Courier New" style:font-size-asian="20pt" style:font-name-complex="Courier New" style:font-size-complex="20pt"/>
    </style:style>
    <style:style style:name="T15" style:family="text">
      <style:text-properties fo:color="#002060" style:font-name="Century Gothic2" fo:font-size="24pt" fo:language="es" fo:country="ES" fo:font-weight="normal" style:font-name-asian="Arial1" style:font-size-asian="24pt" style:font-weight-asian="normal" style:font-name-complex="Arial1" style:font-size-complex="24pt" style:font-weight-complex="normal"/>
    </style:style>
    <style:style style:name="T16" style:family="text">
      <style:text-properties fo:color="#003399" style:text-line-through-style="none" style:text-line-through-type="none" style:text-position="0% 100%" style:font-name="Courier New" fo:font-size="18pt" fo:language="es" fo:country="ES" fo:font-style="normal" fo:text-shadow="none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 style:font-relief="none"/>
    </style:style>
    <style:style style:name="T17" style:family="text">
      <style:text-properties fo:color="#000000" style:text-line-through-style="none" style:text-line-through-type="none" style:text-position="0% 100%" style:font-name="Courier New" fo:font-size="18pt" fo:language="es" fo:country="ES" fo:font-style="normal" fo:text-shadow="none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 style:font-relief="none"/>
    </style:style>
    <style:style style:name="T18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2060" style:font-name="Century Gothic2" fo:font-size="24pt" fo:language="en" fo:country="US" fo:font-weight="normal" style:font-name-asian="Arial1" style:font-size-asian="24pt" style:font-weight-asian="normal" style:font-name-complex="Arial1" style:font-size-complex="24pt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2060" style:font-name="Century Gothic2" fo:font-size="18pt" fo:language="es" fo:country="ES" fo:font-weight="bold" style:font-name-asian="Arial1" style:font-size-asian="18pt" style:font-weight-asian="bold" style:font-name-complex="Arial1" style:font-size-complex="18pt" style:font-weight-complex="bold"/>
    </style:style>
    <style:style style:name="T22" style:family="text">
      <style:text-properties fo:color="#002060" style:font-name="Century Gothic2" fo:font-size="18pt" fo:language="es" fo:country="ES" fo:font-weight="normal" style:font-name-asian="Arial1" style:font-size-asian="18pt" style:font-weight-asian="normal" style:font-name-complex="Arial1" style:font-size-complex="18pt" style:font-weight-complex="normal"/>
    </style:style>
    <style:style style:name="T23" style:family="text">
      <style:text-properties fo:color="#002060" style:font-name="Century Gothic2" fo:font-size="24pt" fo:language="en" fo:country="US" fo:font-weight="normal" style:font-size-asian="24pt" style:font-weight-asian="normal" style:font-size-complex="24pt" style:font-weight-complex="normal"/>
    </style:style>
    <style:style style:name="T24" style:family="text">
      <style:text-properties fo:color="#002060" style:font-name="Century Gothic2" fo:font-size="24pt" fo:language="en" fo:country="GB" fo:font-weight="normal" style:font-size-asian="24pt" style:font-weight-asian="normal" style:font-size-complex="24pt" style:font-weight-complex="normal"/>
    </style:style>
    <style:style style:name="T25" style:family="text">
      <style:text-properties fo:color="#000000" style:text-line-through-style="none" style:text-line-through-type="none" style:text-position="0% 100%" style:font-name="FreeMono" fo:font-size="18pt" fo:language="en" fo:country="US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font-relief="none"/>
    </style:style>
    <style:style style:name="T26" style:family="text">
      <style:text-properties fo:color="#000000" style:text-line-through-style="none" style:text-line-through-type="none" style:text-position="0% 100%" style:font-name="FreeMono" fo:font-size="18pt" fo:language="en" fo:country="GB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font-relief="none"/>
    </style:style>
    <style:style style:name="T27" style:family="text">
      <style:text-properties fo:font-size="20pt" fo:language="es" fo:country="ES" fo:font-weight="normal" style:font-name-asian="Arial1" style:font-size-asian="20pt" style:font-weight-asian="normal" style:font-name-complex="Arial1" style:font-size-complex="20pt" style:font-weight-complex="normal"/>
    </style:style>
    <style:style style:name="T28" style:family="text">
      <style:text-properties fo:color="#002060" style:font-name="Century Gothic2" fo:font-size="22pt" fo:language="es" fo:country="ES" fo:font-weight="normal" style:font-name-asian="Arial1" style:font-size-asian="22pt" style:font-weight-asian="normal" style:font-name-complex="Arial1" style:font-size-complex="22pt" style:font-weight-complex="normal"/>
    </style:style>
    <style:style style:name="T29" style:family="text">
      <style:text-properties style:font-name="Century Gothic2" fo:font-size="22pt" fo:language="es" fo:country="ES" fo:font-weight="normal" style:font-name-asian="Arial1" style:font-size-asian="22pt" style:font-weight-asian="normal" style:font-name-complex="Arial1" style:font-size-complex="22pt" style:font-weight-complex="normal"/>
    </style:style>
    <style:style style:name="T30" style:family="text">
      <style:text-properties fo:color="#800000" fo:font-size="20pt" fo:language="es" fo:country="ES" fo:font-weight="bold" style:font-name-asian="Arial1" style:font-size-asian="20pt" style:font-weight-asian="bold" style:font-name-complex="Arial1" style:font-size-complex="20pt" style:font-weight-complex="bold"/>
    </style:style>
    <style:style style:name="T31" style:family="text">
      <style:text-properties fo:color="#002060" style:font-name="Century Gothic2" fo:font-size="24pt" fo:language="en" fo:country="US" style:font-size-asian="24pt" style:font-size-complex="24pt"/>
    </style:style>
    <style:style style:name="T32" style:family="text">
      <style:text-properties fo:color="#000000" style:font-name="FreeMono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style:style style:name="T33" style:family="text">
      <style:text-properties fo:color="#002060" style:font-name="Century Gothic2" fo:font-size="24pt" fo:language="en" fo:country="GB" fo:font-weight="normal" style:font-name-asian="Arial1" style:font-size-asian="24pt" style:font-weight-asian="normal" style:font-name-complex="Arial1" style:font-size-complex="24pt" style:font-weight-complex="normal"/>
    </style:style>
    <style:style style:name="T34" style:family="text">
      <style:text-properties style:font-name="Century Gothic2" fo:font-size="24pt" fo:language="en" fo:country="GB" fo:font-weight="normal" style:font-size-asian="24pt" style:font-weight-asian="normal" style:font-size-complex="24pt" style:font-weight-complex="normal"/>
    </style:style>
    <style:style style:name="T35" style:family="text">
      <style:text-properties style:font-name="Century Gothic2" fo:font-size="20pt" fo:language="en" fo:country="US" fo:font-weight="normal" style:font-size-asian="20pt" style:font-weight-asian="normal" style:font-size-complex="20pt" style:font-weight-complex="normal"/>
    </style:style>
    <style:style style:name="T36" style:family="text">
      <style:text-properties style:font-name="Century Gothic2" fo:font-size="24pt" fo:language="en" fo:country="US" fo:font-weight="normal" style:font-size-asian="24pt" style:font-weight-asian="normal" style:font-size-complex="24pt" style:font-weight-complex="normal"/>
    </style:style>
    <style:style style:name="T37" style:family="text">
      <style:text-properties fo:color="#000000" style:font-name="FreeMono" fo:font-size="20pt" fo:language="en" fo:country="US" fo:font-weight="bold" style:font-name-asian="Courier New" style:font-size-asian="20pt" style:font-weight-asian="bold" style:font-name-complex="Courier New" style:font-size-complex="20pt" style:font-weight-complex="bold"/>
    </style:style>
    <style:style style:name="T38" style:family="text">
      <style:text-properties fo:color="#000000" style:font-name="Courier New" fo:language="en" fo:country="US" style:font-name-asian="Courier New" style:font-name-complex="Courier New"/>
    </style:style>
    <style:style style:name="T39" style:family="text">
      <style:text-properties fo:color="#002060" style:font-name="Century Gothic2" fo:font-size="24pt" fo:language="en" fo:country="GB" style:font-name-asian="Arial1" style:font-size-asian="24pt" style:font-name-complex="Arial1" style:font-size-complex="24pt"/>
    </style:style>
    <style:style style:name="T40" style:family="text">
      <style:text-properties fo:color="#000000" style:text-line-through-style="none" style:text-line-through-type="none" style:text-position="0% 100%" style:font-name="FreeMono" fo:font-size="18pt" fo:language="en" fo:country="GB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font-relief="none"/>
    </style:style>
    <style:style style:name="T41" style:family="text">
      <style:text-properties fo:color="#002060" style:font-name="Century Gothic2" fo:font-size="24pt" fo:language="en" fo:country="GB" fo:font-style="normal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2" style:family="text">
      <style:text-properties fo:color="#002060" style:font-name="Century Gothic2" fo:font-size="24pt" fo:language="en" fo:country="GB" fo:font-weight="bold" style:font-name-asian="Arial1" style:font-size-asian="24pt" style:font-weight-asian="bold" style:font-name-complex="Arial1" style:font-size-complex="24pt" style:font-weight-complex="bold"/>
    </style:style>
    <style:style style:name="T43" style:family="text">
      <style:text-properties fo:color="#002060" style:font-name="Century Gothic2" fo:font-size="24pt" fo:language="en" fo:country="GB" fo:font-weight="normal" style:font-name-asian="Courier New" style:font-size-asian="24pt" style:font-weight-asian="normal" style:font-name-complex="Courier New" style:font-size-complex="24pt" style:font-weight-complex="normal"/>
    </style:style>
    <style:style style:name="T44" style:family="text">
      <style:text-properties fo:color="#000000" style:font-name="FreeMono" fo:font-size="20pt" fo:language="en" fo:country="GB" fo:font-weight="normal" style:font-name-asian="Courier New" style:font-size-asian="20pt" style:font-weight-asian="normal" style:font-name-complex="Courier New" style:font-size-complex="20pt" style:font-weight-complex="normal"/>
    </style:style>
    <style:style style:name="T45" style:family="text">
      <style:text-properties fo:color="#002060" style:font-name="Century Gothic2" fo:font-size="24pt" fo:language="en" fo:country="US" fo:font-weight="bold" style:font-name-asian="Arial1" style:font-size-asian="24pt" style:font-weight-asian="bold" style:font-name-complex="Arial1" style:font-size-complex="24pt" style:font-weight-complex="bold"/>
    </style:style>
    <style:style style:name="T46" style:family="text">
      <style:text-properties fo:language="en" fo:country="GB" fo:font-weight="normal" style:font-weight-asian="normal" style:font-weight-complex="normal"/>
    </style:style>
    <style:style style:name="T47" style:family="text">
      <style:text-properties fo:color="#000000" style:font-name="FreeMono" fo:font-size="20pt" fo:language="en" fo:country="GB" fo:font-weight="normal" style:font-size-asian="20pt" style:font-weight-asian="normal" style:font-size-complex="20pt" style:font-weight-complex="normal"/>
    </style:style>
    <style:style style:name="T48" style:family="text">
      <style:text-properties fo:color="#000000" style:font-name="FreeMono" fo:font-size="20pt" fo:language="en" fo:country="US" fo:font-weight="normal" style:font-size-asian="20pt" style:font-weight-asian="normal" style:font-size-complex="20pt" style:font-weight-complex="normal"/>
    </style:style>
    <style:style style:name="T49" style:family="text">
      <style:text-properties fo:color="#002060" style:font-name="Century Gothic2" fo:font-size="20pt" fo:language="en" fo:country="GB" fo:font-weight="bold" style:font-size-asian="20pt" style:font-weight-asian="bold" style:font-size-complex="20pt" style:font-weight-complex="bold"/>
    </style:style>
    <style:style style:name="T50" style:family="text">
      <style:text-properties fo:color="#002060" style:font-name="Century Gothic2" fo:font-size="20pt" fo:language="en" fo:country="GB" fo:font-weight="normal" style:font-size-asian="20pt" style:font-weight-asian="normal" style:font-size-complex="20pt" style:font-weight-complex="normal"/>
    </style:style>
    <style:style style:name="T51" style:family="text">
      <style:text-properties fo:color="#002060" style:font-name="Century Gothic2" fo:font-size="16pt" fo:language="en" fo:country="US" fo:font-weight="normal" style:font-size-asian="16pt" style:font-weight-asian="normal" style:font-size-complex="16pt" style:font-weight-complex="normal"/>
    </style:style>
    <style:style style:name="T52" style:family="text">
      <style:text-properties fo:color="#002060" style:font-name="Century Gothic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53" style:family="text">
      <style:text-properties style:font-name="Century Gothic2" fo:font-size="16pt" fo:language="en" fo:country="US" style:font-size-asian="16pt" style:font-size-complex="16pt"/>
    </style:style>
    <style:style style:name="T54" style:family="text">
      <style:text-properties style:font-name="Century Gothic2" fo:font-size="16pt" fo:language="en" fo:country="US" fo:font-style="italic" style:font-size-asian="16pt" style:font-style-asian="italic" style:font-size-complex="16pt" style:font-style-complex="italic"/>
    </style:style>
    <style:style style:name="T55" style:family="text">
      <style:text-properties fo:color="#002060" style:font-name="Century Gothic2" fo:font-size="18pt" fo:language="en" fo:country="GB" fo:font-weight="bold" style:font-name-asian="Arial1" style:font-size-asian="18pt" style:font-weight-asian="bold" style:font-name-complex="Arial1" style:font-size-complex="18pt" style:font-weight-complex="bold"/>
    </style:style>
    <style:style style:name="T56" style:family="text">
      <style:text-properties fo:color="#002060" style:font-name="Century Gothic2" fo:font-size="16pt" fo:language="en" fo:country="GB" fo:font-weight="bold" style:font-name-asian="Arial1" style:font-size-asian="16pt" style:font-weight-asian="bold" style:font-name-complex="Arial1" style:font-size-complex="16pt" style:font-weight-complex="bold"/>
    </style:style>
    <style:style style:name="T57" style:family="text">
      <style:text-properties fo:color="#002060" style:font-name="Century Gothic2" fo:font-size="16pt" fo:language="en" fo:country="GB" fo:font-weight="normal" style:font-name-asian="Arial1" style:font-size-asian="16pt" style:font-weight-asian="normal" style:font-name-complex="Arial1" style:font-size-complex="16pt" style:font-weight-complex="normal"/>
    </style:style>
    <style:style style:name="T58" style:family="text">
      <style:text-properties fo:color="#002060" style:font-name="Century Gothic2" fo:font-size="16pt" fo:language="en" fo:country="GB" fo:font-style="italic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59" style:family="text">
      <style:text-properties fo:color="#002060" style:font-name="Century Gothic2" fo:font-size="24pt" fo:language="en" fo:country="US" style:font-name-asian="Courier New" style:font-size-asian="24pt" style:font-name-complex="Courier New" style:font-size-complex="24pt"/>
    </style:style>
    <style:style style:name="T60" style:family="text">
      <style:text-properties fo:language="en" fo:country="US" fo:font-weight="normal" style:font-weight-asian="normal" style:font-weight-complex="normal"/>
    </style:style>
    <style:style style:name="T61" style:family="text">
      <style:text-properties fo:color="#000000" style:font-name="FreeMono" fo:font-size="18pt" fo:language="en" fo:country="US" style:font-name-asian="Courier New" style:font-size-asian="18pt" style:font-name-complex="Courier New" style:font-size-complex="18pt"/>
    </style:style>
    <style:style style:name="T62" style:family="text">
      <style:text-properties fo:color="#000000" style:font-name="FreeMono" fo:language="en" fo:country="US" style:font-name-asian="Courier New" style:font-name-complex="Courier New"/>
    </style:style>
    <style:style style:name="T63" style:family="text">
      <style:text-properties fo:color="#000000" style:font-name="FreeMono" fo:font-size="18pt" fo:language="en" fo:country="GB" fo:font-weight="normal" style:font-name-asian="Arial1" style:font-size-asian="18pt" style:font-weight-asian="normal" style:font-name-complex="Arial1" style:font-size-complex="18pt" style:font-weight-complex="normal"/>
    </style:style>
    <style:style style:name="T64" style:family="text">
      <style:text-properties fo:color="#002060" style:font-name="Century Gothic2" fo:font-size="40pt" fo:language="en" fo:country="US" fo:font-weight="bold" style:font-name-asian="Arial1" style:font-size-asian="40pt" style:font-weight-asian="bold" style:font-name-complex="Arial1" style:font-size-complex="40pt" style:font-weight-complex="bold"/>
    </style:style>
    <style:style style:name="T65" style:family="text">
      <style:text-properties fo:color="#002060" style:font-name="Century Gothic2" fo:font-size="18pt" fo:language="en" fo:country="GB" fo:font-weight="normal" style:font-name-asian="Arial1" style:font-size-asian="18pt" style:font-weight-asian="normal" style:font-name-complex="Arial1" style:font-size-complex="18pt" style:font-weight-complex="normal"/>
    </style:style>
    <style:style style:name="T66" style:family="text">
      <style:text-properties style:font-name="Century Gothic2" fo:font-size="16pt" fo:language="en" fo:country="GB" style:font-size-asian="16pt" style:font-size-complex="16pt"/>
    </style:style>
    <style:style style:name="T67" style:family="text">
      <style:text-properties fo:color="#002060" style:font-name="Century Gothic2" fo:font-size="16pt" fo:language="en" fo:country="GB" fo:font-weight="bold" style:font-size-asian="16pt" style:font-weight-asian="bold" style:font-size-complex="16pt" style:font-weight-complex="bold"/>
    </style:style>
    <style:style style:name="T68" style:family="text">
      <style:text-properties fo:color="#002060" style:font-name="Century Gothic2" fo:font-size="16pt" fo:language="en" fo:country="GB" style:font-size-asian="16pt" style:font-size-complex="16pt"/>
    </style:style>
    <style:style style:name="T69" style:family="text">
      <style:text-properties fo:color="#000000" style:font-name="Courier New" fo:font-size="18pt" fo:language="en" fo:country="US" fo:font-weight="normal" style:font-name-asian="Courier New" style:font-size-asian="18pt" style:font-weight-asian="normal" style:font-name-complex="Courier New" style:font-size-complex="18pt" style:font-weight-complex="normal"/>
    </style:style>
    <style:style style:name="T70" style:family="text">
      <style:text-properties fo:color="#002060" style:font-name="Century Gothic2" fo:font-size="18pt" fo:language="en" fo:country="US" fo:font-weight="bold" style:font-name-asian="Courier New" style:font-size-asian="18pt" style:font-weight-asian="bold" style:font-name-complex="Courier New" style:font-size-complex="18pt" style:font-weight-complex="bold"/>
    </style:style>
    <style:style style:name="T71" style:family="text">
      <style:text-properties fo:color="#002060" style:font-name="Century Gothic2" fo:font-size="18pt" fo:language="en" fo:country="US" style:font-name-asian="Courier New" style:font-size-asian="18pt" style:font-name-complex="Courier New" style:font-size-complex="18pt"/>
    </style:style>
    <style:style style:name="T72" style:family="text">
      <style:text-properties fo:color="#002060" style:font-name="Century Gothic2" fo:font-size="20pt" fo:language="en" fo:country="US" fo:font-weight="normal" style:font-name-asian="Arial1" style:font-size-asian="20pt" style:font-weight-asian="normal" style:font-name-complex="Arial1" style:font-size-complex="20pt" style:font-weight-complex="normal"/>
    </style:style>
    <style:style style:name="T73" style:family="text">
      <style:text-properties fo:font-size="18pt" style:font-size-asian="18pt" style:font-size-complex="18pt"/>
    </style:style>
    <style:style style:name="T74" style:family="text">
      <style:text-properties fo:color="#002060" style:font-name="Century Gothic2" fo:font-size="16pt" fo:font-weight="bold" style:font-size-asian="16pt" style:font-weight-asian="bold" style:font-size-complex="16pt" style:font-weight-complex="bold"/>
    </style:style>
    <style:style style:name="T75" style:family="text">
      <style:text-properties fo:color="#002060" style:font-name="Century Gothic2" fo:font-size="16pt" style:font-size-asian="16pt" style:font-size-complex="16pt"/>
    </style:style>
    <style:style style:name="T76" style:family="text">
      <style:text-properties fo:color="#002060" style:font-name="FreeMono" fo:font-size="16pt" fo:language="en" fo:country="US" fo:font-weight="normal" style:font-name-asian="Arial1" style:font-size-asian="16pt" style:font-weight-asian="normal" style:font-name-complex="Arial1" style:font-size-complex="16pt" style:font-weight-complex="normal"/>
    </style:style>
    <style:style style:name="T77" style:family="text">
      <style:text-properties fo:color="#000000" style:font-name="FreeMono" fo:font-size="16pt" style:font-name-asian="Courier New" style:font-size-asian="16pt" style:font-name-complex="Courier New" style:font-size-complex="16pt"/>
    </style:style>
    <style:style style:name="T78" style:family="text"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T79" style:family="text">
      <style:text-properties fo:color="#000000" style:font-name="FreeMono" fo:font-size="18pt" style:font-name-asian="Courier New" style:font-size-asian="18pt" style:font-name-complex="Courier New" style:font-size-complex="18pt"/>
    </style:style>
    <style:style style:name="T80" style:family="text">
      <style:text-properties fo:color="#002060" style:font-name="Century Gothic2" fo:font-size="24pt" fo:language="en" fo:country="US" fo:font-weight="normal" style:font-name-asian="Courier New" style:font-size-asian="24pt" style:font-weight-asian="normal" style:font-name-complex="Courier New" style:font-size-complex="24pt" style:font-weight-complex="normal"/>
    </style:style>
    <style:style style:name="T81" style:family="text">
      <style:text-properties fo:color="#002060" style:font-name="Century Gothic2" fo:font-size="24pt" fo:language="en" fo:country="US" fo:font-weight="bold" style:font-name-asian="Courier New" style:font-size-asian="24pt" style:font-weight-asian="bold" style:font-name-complex="Courier New" style:font-size-complex="24pt" style:font-weight-complex="bold"/>
    </style:style>
    <style:style style:name="T82" style:family="text">
      <style:text-properties fo:color="#002060" style:font-name="Century Gothic2" fo:font-size="20pt" fo:language="en" fo:country="US" fo:font-weight="normal" style:font-name-asian="Courier New" style:font-size-asian="20pt" style:font-weight-asian="normal" style:font-name-complex="Courier New" style:font-size-complex="20pt" style:font-weight-complex="normal"/>
    </style:style>
    <style:style style:name="T83" style:family="text">
      <style:text-properties fo:color="#002060" style:font-name="Century Gothic2" fo:font-size="16pt" fo:language="en" fo:country="US" fo:font-weight="bold" style:font-name-asian="Courier New" style:font-size-asian="16pt" style:font-weight-asian="bold" style:font-name-complex="Courier New" style:font-size-complex="16pt" style:font-weight-complex="bold"/>
    </style:style>
    <style:style style:name="T84" style:family="text">
      <style:text-properties fo:color="#002060" style:font-name="Century Gothic2" fo:font-size="16pt" fo:language="en" fo:country="US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5" style:family="text">
      <style:text-properties fo:color="#000000" style:font-name="Courier New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6" style:family="text">
      <style:text-properties fo:color="#000000" style:font-name="FreeMono" fo:font-size="16pt" fo:font-weight="normal" style:font-name-asian="Courier New" style:font-size-asian="16pt" style:font-weight-asian="normal" style:font-name-complex="Courier New" style:font-size-complex="16pt" style:font-weight-complex="normal"/>
    </style:style>
    <style:style style:name="T87" style:family="text">
      <style:text-properties fo:color="#002060" style:font-name="Century Gothic2" fo:font-size="16pt" fo:language="en" fo:country="US" fo:font-weight="normal" style:font-name-asian="Arial1" style:font-size-asian="16pt" style:font-weight-asian="normal" style:font-name-complex="Arial1" style:font-size-complex="16pt" style:font-weight-complex="normal"/>
    </style:style>
    <style:style style:name="T88" style:family="text">
      <style:text-properties fo:color="#002060" style:font-name="Century Gothic2" fo:font-size="22pt" fo:font-weight="normal" style:font-size-asian="22pt" style:font-weight-asian="normal" style:font-size-complex="22pt" style:font-weight-complex="normal"/>
    </style:style>
    <style:style style:name="T89" style:family="text">
      <style:text-properties fo:color="#002060" style:font-name="Century Gothic2" fo:font-size="20pt" fo:font-weight="normal" style:font-size-asian="20pt" style:font-weight-asian="normal" style:font-size-complex="20pt" style:font-weight-complex="normal"/>
    </style:style>
    <style:style style:name="T90" style:family="text">
      <style:text-properties fo:font-variant="normal" fo:text-transform="none" fo:color="#00588c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 text:min-label-width="0.793cm"/>
        <style:text-properties style:font-name="Arial" fo:color="#0033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5">
      <text:list-level-style-bullet text:level="1" text:bullet-char="»">
        <style:list-level-properties text:space-before="4.868cm" text:min-label-width="0.635cm"/>
        <style:text-properties style:font-name="Arial" fo:color="#003399" fo:font-size="100%"/>
      </text:list-level-style-bullet>
      <text:list-level-style-bullet text:level="2" text:bullet-char="o">
        <style:list-level-properties text:space-before="1.27cm" text:min-label-width="0.793cm"/>
        <style:text-properties style:font-name="Arial" fo:color="#003399" fo:font-size="7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3366cc" fo:font-size="100%"/>
      </text:list-level-style-bullet>
      <text:list-level-style-bullet text:level="4" text:bullet-char="–">
        <style:list-level-properties text:space-before="3.704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4.86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4.86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number text:level="2" style:num-format="">
        <style:list-level-properties/>
        <style:text-properties fo:color="#003399" fo:font-size="100%"/>
      </text:list-level-style-number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003399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9">
      <text:list-level-style-number text:level="1" style:num-format="">
        <style:list-level-properties/>
        <style:text-properties fo:color="#003399" fo:font-size="60%"/>
      </text:list-level-style-number>
      <text:list-level-style-bullet text:level="2" text:bullet-char="•">
        <style:list-level-properties text:space-before="1.27cm"/>
        <style:text-properties style:font-name="Arial" fo:color="#003399" fo:font-size="100%"/>
      </text:list-level-style-bullet>
      <text:list-level-style-bullet text:level="3" text:bullet-char="•">
        <style:list-level-properties text:space-before="2.54cm"/>
        <style:text-properties style:font-name="Arial" fo:color="#003399" fo:font-size="100%"/>
      </text:list-level-style-bullet>
      <text:list-level-style-bullet text:level="4" text:bullet-char="•">
        <style:list-level-properties text:space-before="3.81cm"/>
        <style:text-properties style:font-name="Arial" fo:color="#003399" fo:font-size="100%"/>
      </text:list-level-style-bullet>
      <text:list-level-style-bullet text:level="5" text:bullet-char="•">
        <style:list-level-properties text:space-before="5.08cm"/>
        <style:text-properties style:font-name="Arial" fo:color="#003399" fo:font-size="100%"/>
      </text:list-level-style-bullet>
      <text:list-level-style-bullet text:level="6" text:bullet-char="•">
        <style:list-level-properties text:space-before="5.08cm"/>
        <style:text-properties style:font-name="Arial" fo:color="#003399" fo:font-size="100%"/>
      </text:list-level-style-bullet>
      <text:list-level-style-bullet text:level="7" text:bullet-char="•">
        <style:list-level-properties text:space-before="5.08cm"/>
        <style:text-properties style:font-name="Arial" fo:color="#003399" fo:font-size="100%"/>
      </text:list-level-style-bullet>
      <text:list-level-style-bullet text:level="8" text:bullet-char="•">
        <style:list-level-properties text:space-before="5.08cm"/>
        <style:text-properties style:font-name="Arial" fo:color="#003399" fo:font-size="100%"/>
      </text:list-level-style-bullet>
      <text:list-level-style-bullet text:level="9" text:bullet-char="•">
        <style:list-level-properties text:space-before="5.08cm"/>
        <style:text-properties style:font-name="Arial" fo:color="#003399" fo:font-size="100%"/>
      </text:list-level-style-bullet>
      <text:list-level-style-bullet text:level="10" text:bullet-char="•">
        <style:list-level-properties text:space-before="5.08cm"/>
        <style:text-properties style:font-name="Arial" fo:color="#003399" fo:font-size="100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ule_20_Title_20_Slide" presentation:presentation-page-layout-name="AL1T0" xml:id="id1" draw:id="id1">
        <office:forms form:automatic-focus="false" form:apply-design-mode="false"/>
        <draw:frame draw:name="Title 10" presentation:style-name="pr1" draw:text-style-name="P2" draw:layer="layout" svg:width="21.589cm" svg:height="5.502cm" svg:x="1.905cm" svg:y="5.715cm" presentation:class="title" presentation:user-transformed="true">
          <draw:text-box>
            <text:p text:style-name="P1"><text:span text:style-name="T1">Genero User Interface </text:span><text:span text:style-name="T1"><text:line-break/></text:span><text:span text:style-name="T1">Built-in Classes</text:span></text:p>
          </draw:text-box>
        </draw:frame>
        <draw:frame draw:name="Subtitle 11" presentation:style-name="pr2" draw:text-style-name="P4" draw:layer="layout" svg:width="17.779cm" svg:height="4.867cm" svg:x="3.81cm" svg:y="11.657cm" presentation:class="subtitle" presentation:user-transformed="true">
          <draw:text-box>
            <text:p text:style-name="P3"><text:span text:style-name="T2">Genero BDL 3.10</text:span></text:p>
            <text:p text:style-name="P3"><text:span text:style-name="T2">Genero Studio 3.10</text:span></text:p>
          </draw:text-box>
        </draw:frame>
        <draw:custom-shape draw:name="TextBox 4" draw:style-name="gr1" draw:text-style-name="P6" draw:layer="layout" svg:width="9.947cm" svg:height="2.621cm" svg:x="15.028cm" svg:y="1.659cm">
          <text:p text:style-name="P5"><text:span text:style-name="T3">Neil J Martin</text:span></text:p>
          <text:p text:style-name="P5"><text:span text:style-name="T3">neilm@4js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 Placeholder 12" presentation:style-name="pr3" draw:text-style-name="P8" draw:layer="layout" svg:width="7.8cm" svg:height="1.401cm" svg:x="8.8cm" svg:y="17.127cm" presentation:class="outline" presentation:user-transformed="true">
          <draw:text-box>
            <text:p text:style-name="P7"><text:span text:style-name="T4">January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" presentation:class="page"/>
          <draw:frame draw:name="Rectangle 3" presentation:style-name="pr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dule_20_Title_20_Slide" presentation:presentation-page-layout-name="AL2T1" xml:id="id2" draw:id="id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6">Goals</text:span></text:p>
          </draw:text-box>
        </draw:frame>
        <draw:frame draw:style-name="gr3" draw:text-style-name="P16" draw:layer="layout" svg:width="21.359cm" svg:height="11.013cm" svg:x="2.052cm" svg:y="2.6cm">
          <draw:text-box>
            <text:list text:style-name="L4">
              <text:list-header>
                <text:p text:style-name="P13"><text:span text:style-name="T7">Learn about the built-in Packages:</text:span></text:p>
              </text:list-header>
            </text:list>
            <text:list text:style-name="L5">
              <text:list-item>
                <text:list>
                  <text:list-item>
                    <text:p text:style-name="P14"><text:span text:style-name="T7">base</text:span></text:p>
                  </text:list-item>
                  <text:list-item>
                    <text:p text:style-name="P14"><text:span text:style-name="T7">om</text:span></text:p>
                  </text:list-item>
                  <text:list-item>
                    <text:p text:style-name="P14"><text:span text:style-name="T7">ui</text:span></text:p>
                  </text:list-item>
                </text:list>
              </text:list-item>
            </text:list>
            <text:p text:style-name="P15"><text:span text:style-name="T8"/></text:p>
            <text:p text:style-name="P15"><text:span text:style-name="T8">Use the built-in classes and their methods in your programs.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" presentation:class="page"/>
          <draw:frame draw:name="Rectangle 3" presentation:style-name="pr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odule_20_Title_20_Slide" presentation:presentation-page-layout-name="AL2T1" xml:id="id3" draw:id="id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What is a Built-in Class in Genero?</text:span></text:p>
          </draw:text-box>
        </draw:frame>
        <draw:frame draw:style-name="gr4" draw:text-style-name="P16" draw:layer="layout" svg:width="21.359cm" svg:height="12.335cm" svg:x="2.052cm" svg:y="2.6cm">
          <draw:text-box>
            <text:p text:style-name="P17"><text:span text:style-name="T10">A built-in class is a object type implemented in the runtime system. Example: The channel class</text:span></text:p>
            <text:p text:style-name="P17"><text:span text:style-name="T10">A built-in class belongs to a Package.</text:span></text:p>
            <text:p text:style-name="P17"><text:span text:style-name="T10">A class implements a set of </text:span><text:span text:style-name="T11">methods</text:span><text:span text:style-name="T10"> to manage a specific domain. For example, the DomNode class provides methods to manipulate DOM nodes. Methods can be invoked like global functions, by passing parameters and/or returning values.</text:span></text:p>
            <text:p><text:span text:style-name="T10"/></text:p>
            <text:p><text:span text:style-name="T12">Syntax:</text:span></text:p>
            <text:p><text:span text:style-name="T13">package</text:span><text:span text:style-name="T14">.</text:span><text:span text:style-name="T13">classname</text:span></text:p>
            <text:p><text:span text:style-name="T10"><text:s text:c="2"/></text:span><text:span text:style-name="T10">where</text:span><text:span text:style-name="T11"> <text:s/>package</text:span><text:span text:style-name="T10"> is the name of the module comes from</text:span></text:p>
            <text:p><text:span text:style-name="T11"><text:s text:c="14"/></text:span><text:span text:style-name="T11">classname</text:span><text:span text:style-name="T10"> is the name of the class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" presentation:class="page"/>
          <draw:frame draw:name="Rectangle 3" presentation:style-name="pr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odule_20_Title_20_Slide" presentation:presentation-page-layout-name="AL2T1" xml:id="id4" draw:id="id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sage</text:span></text:p>
          </draw:text-box>
        </draw:frame>
        <draw:frame draw:style-name="gr5" draw:text-style-name="P19" draw:layer="layout" svg:width="22.013cm" svg:height="13.971cm" svg:x="2cm" svg:y="2.6cm">
          <draw:text-box>
            <text:list text:style-name="L4">
              <text:list-header>
                <text:p text:style-name="P18"><text:span text:style-name="T15">Using a built-in class with a class method:</text:span><text:span text:style-name="T15"><text:line-break/></text:span><text:span text:style-name="T15">(No object instantiated)</text:span></text:p>
              </text:list-header>
            </text:list>
          </draw:text-box>
        </draw:frame>
        <draw:custom-shape draw:style-name="gr6" draw:text-style-name="P21" draw:layer="layout" svg:width="20.955cm" svg:height="2.857cm" svg:x="2cm" svg:y="6.343cm">
          <text:list text:style-name="L6">
            <text:list-item>
              <text:list>
                <text:list-header>
                  <text:p text:style-name="P20"><text:span text:style-name="T16">MAIN</text:span></text:p>
                  <text:p text:style-name="P20"><text:span text:style-name="T16"><text:s text:c="4"/></text:span><text:span text:style-name="T17">DISPLAY base.Application.getArgumentCount()</text:span></text:p>
                  <text:p text:style-name="P20"><text:span text:style-name="T16">END MAIN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3" draw:layer="layout" svg:width="4.656cm" svg:height="2.54cm" svg:x="5cm" svg:y="10.4cm">
          <text:list text:style-name="L7">
            <text:list-header>
              <text:p text:style-name="P22"><text:span text:style-name="T18">packa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23" draw:layer="layout" svg:width="4.657cm" svg:height="2.54cm" svg:x="10.143cm" svg:y="10.46cm">
          <text:list text:style-name="L7">
            <text:list-header>
              <text:p text:style-name="P22"><text:span text:style-name="T18">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23" draw:layer="layout" svg:width="4.657cm" svg:height="2.54cm" svg:x="15.4cm" svg:y="10.46cm">
          <text:list text:style-name="L7">
            <text:list-header>
              <text:p text:style-name="P22"><text:span text:style-name="T18">method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0" draw:text-style-name="P24" draw:layer="layout" svg:x1="8.2cm" svg:y1="10.26cm" svg:x2="8.2cm" svg:y2="8.355cm">
          <text:p/>
        </draw:line>
        <draw:line draw:style-name="gr10" draw:text-style-name="P24" draw:layer="layout" svg:x1="11.643cm" svg:y1="10.16cm" svg:x2="11.643cm" svg:y2="8.255cm">
          <text:p/>
        </draw:line>
        <draw:line draw:style-name="gr10" draw:text-style-name="P24" draw:layer="layout" svg:x1="17cm" svg:y1="10.305cm" svg:x2="17cm" svg:y2="8.4cm">
          <text:p/>
        </draw:lin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10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4" presentation:class="page"/>
          <draw:frame draw:name="Rectangle 3" presentation:style-name="pr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odule_20_Title_20_Slide" presentation:presentation-page-layout-name="AL2T1" xml:id="id5" draw:id="id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What is a Built-in Class in Genero?</text:span></text:p>
          </draw:text-box>
        </draw:frame>
        <draw:frame draw:style-name="gr11" draw:text-style-name="P25" draw:layer="layout" svg:width="21.359cm" svg:height="11.013cm" svg:x="2.052cm" svg:y="2.6cm">
          <draw:text-box>
            <text:p><text:span text:style-name="T15">To use object methods, instantiate a variable of that built-in class with a new object:</text:span></text:p>
            <text:list text:style-name="L1">
              <text:list-item>
                <text:p><text:span text:style-name="T19">Define</text:span><text:span text:style-name="T15"> a variable.</text:span></text:p>
              </text:list-item>
              <text:list-item>
                <text:p><text:span text:style-name="T15">Create the object with a class method.</text:span></text:p>
              </text:list-item>
            </text:list>
          </draw:text-box>
        </draw:frame>
        <draw:custom-shape draw:style-name="gr12" draw:text-style-name="P21" draw:layer="layout" svg:width="20.955cm" svg:height="3.777cm" svg:x="2.045cm" svg:y="8cm">
          <text:list text:style-name="L8">
            <text:list-item>
              <text:list>
                <text:list-header>
                  <text:p text:style-name="P20"><text:span text:style-name="T17">MAIN</text:span></text:p>
                  <text:p text:style-name="P20"><text:span text:style-name="T17"><text:s text:c="3"/></text:span><text:span text:style-name="T17">DEFINE <text:s/>d om.DomDocument</text:span></text:p>
                  <text:p text:style-name="P20"><text:span text:style-name="T17"><text:s text:c="3"/></text:span><text:span text:style-name="T17">LET d = om.DomDocument.create(“Stock”)</text:span></text:p>
                  <text:p text:style-name="P20"><text:span text:style-name="T17">END MAIN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5" presentation:class="page"/>
          <draw:frame draw:name="Rectangle 3" presentation:style-name="pr1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odule_20_Title_20_Slide" presentation:presentation-page-layout-name="AL2T1" xml:id="id6" draw:id="id6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BASE Package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ule_20_Title_20_Slide" presentation:presentation-page-layout-name="AL2T1" xml:id="id7" draw:id="id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base’ Package</text:span></text:p>
          </draw:text-box>
        </draw:frame>
        <draw:frame draw:style-name="gr13" draw:text-style-name="P25" draw:layer="layout" svg:width="21.359cm" svg:height="14.552cm" svg:x="2.052cm" svg:y="2.6cm">
          <draw:text-box>
            <text:p><text:span text:style-name="T15">This package contains base classes of the runtime system.</text:span></text:p>
            <text:list text:style-name="L1">
              <text:list-item>
                <text:p text:style-name="P30"><text:span text:style-name="T21">Application</text:span><text:span text:style-name="T22">: provides a set of utility functions related to the program environment.</text:span></text:p>
              </text:list-item>
              <text:list-item>
                <text:p text:style-name="P30"><text:span text:style-name="T21">Channel</text:span><text:span text:style-name="T22">: is a built-in class providing basic input/output functions.</text:span></text:p>
              </text:list-item>
              <text:list-item>
                <text:p text:style-name="P30"><text:span text:style-name="T21">SqlHandle</text:span><text:span text:style-name="T22">: is a built-in class providing an API to execute parameterized SQL statements, with or without result sets.</text:span></text:p>
              </text:list-item>
              <text:list-item>
                <text:p text:style-name="P30"><text:span text:style-name="T21">StringBuffer</text:span><text:span text:style-name="T22">: is a built-in class designed to manipulate character strings.</text:span></text:p>
              </text:list-item>
              <text:list-item>
                <text:p text:style-name="P30"><text:span text:style-name="T21">StringTokenizer</text:span><text:span text:style-name="T22">: is designed to parse a string to extract tokens based on delimiters.</text:span></text:p>
              </text:list-item>
              <text:list-item>
                <text:p text:style-name="P30"><text:span text:style-name="T21">TypeInfo</text:span><text:span text:style-name="T22">: creates a DOM node from a structured program variable.</text:span></text:p>
              </text:list-item>
              <text:list-item>
                <text:p text:style-name="P30"><text:span text:style-name="T21">MessageServer</text:span><text:span text:style-name="T22">: <text:s/>allows a program to send a key action over the network to other programs using this service.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7" presentation:class="page"/>
          <draw:frame draw:name="Rectangle 3" presentation:style-name="pr1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Module_20_Title_20_Slide" presentation:presentation-page-layout-name="AL2T1" xml:id="id8" draw:id="id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Base.Application – No Object Example</text:span></text:p>
          </draw:text-box>
        </draw:frame>
        <draw:frame draw:style-name="gr14" draw:text-style-name="P25" draw:layer="layout" svg:width="21.359cm" svg:height="11.719cm" svg:x="2.052cm" svg:y="2.6cm">
          <draw:text-box>
            <text:p><text:span text:style-name="T19">The "Application" class is a built-in class providing an interface to the application internals.</text:span></text:p>
            <text:p><text:span text:style-name="T23"/></text:p>
            <text:p><text:span text:style-name="T23">This class does not have to be instantiated; it provides class methods for the current program.</text:span></text:p>
            <text:p><text:span text:style-name="T23"/></text:p>
            <text:p><text:span text:style-name="T24">Example: </text:span><text:span text:style-name="T23">Display the command line arguments</text:span></text:p>
            <text:p><text:span text:style-name="T23"/></text:p>
            <text:list text:style-name="L8">
              <text:list-item>
                <text:list>
                  <text:list-item>
                    <text:p text:style-name="P20"><text:span text:style-name="T25">DEFINE i INTEGER</text:span></text:p>
                    <text:p text:style-name="P20"><text:span text:style-name="T25">FOR i=1 TO base.Application.getArgumentCount()</text:span></text:p>
                    <text:p text:style-name="P20"><text:span text:style-name="T25"><text:s text:c="3"/></text:span><text:span text:style-name="T25">DISPLAY base.Application.getArgument(i)</text:span></text:p>
                    <text:p text:style-name="P20"><text:span text:style-name="T25">END FO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8" presentation:class="page"/>
          <draw:frame draw:name="Rectangle 3" presentation:style-name="pr1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Module_20_Title_20_Slide" presentation:presentation-page-layout-name="AL2T1" xml:id="id9" draw:id="id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Base.Channel – Object Usage Example</text:span></text:p>
          </draw:text-box>
        </draw:frame>
        <draw:frame draw:style-name="gr15" draw:text-style-name="P25" draw:layer="layout" svg:width="21.359cm" svg:height="11.013cm" svg:x="2.052cm" svg:y="2.6cm">
          <draw:text-box>
            <text:p><text:span text:style-name="T19">The "Channel" class provides basic read/write functionality to access files, pipes or tcp sockets.</text:span></text:p>
            <text:p><text:span text:style-name="T24"/></text:p>
            <text:p><text:span text:style-name="T24">Example: open a channel to a file for reading.</text:span></text:p>
            <text:p><text:span text:style-name="T24"/></text:p>
            <text:p text:style-name="P20"><text:span text:style-name="T26">DEFINE l_mychannel <text:s/>base.Channel</text:span></text:p>
            <text:p text:style-name="P20"><text:span text:style-name="T26">LET l_mychannel = base.Channel.create()</text:span></text:p>
            <text:p text:style-name="P20"><text:span text:style-name="T26">CALL l_mychannel.openfile(l_fname,"r")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9" presentation:class="page"/>
          <draw:frame draw:name="Rectangle 3" presentation:style-name="pr1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Module_20_Title_20_Slide" presentation:presentation-page-layout-name="AL2T1" xml:id="id10" draw:id="id10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OM Package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ule_20_Title_20_Slide" presentation:presentation-page-layout-name="AL2T1" xml:id="id11" draw:id="id1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om’ Package</text:span></text:p>
          </draw:text-box>
        </draw:frame>
        <draw:frame draw:style-name="gr16" draw:text-style-name="P25" draw:layer="layout" svg:width="21.359cm" svg:height="14.281cm" svg:x="2.052cm" svg:y="2.6cm">
          <draw:text-box>
            <text:p><text:span text:style-name="T15">This package provides basic DOM, SAX utilities</text:span></text:p>
            <text:list text:style-name="L1">
              <text:list-item>
                <text:list>
                  <text:list-header>
                    <text:p><text:span text:style-name="T27"/></text:p>
                  </text:list-header>
                </text:list>
                <text:p><text:span text:style-name="T28">Package Classes</text:span></text:p>
                <text:list>
                  <text:list-item text:start-value="1">
                    <text:p text:style-name="P31"><text:span text:style-name="T29">om.DomDocument – An XML document handler</text:span></text:p>
                  </text:list-item>
                  <text:list-item>
                    <text:p text:style-name="P31"><text:span text:style-name="T29">om.DomNode – An XML node</text:span></text:p>
                  </text:list-item>
                  <text:list-item>
                    <text:p text:style-name="P31"><text:span text:style-name="T29">om.NodeList – List of DomNodes</text:span></text:p>
                  </text:list-item>
                  <text:list-item>
                    <text:p text:style-name="P31"><text:span text:style-name="T29">om.SaxAttributes – Attribute list</text:span></text:p>
                  </text:list-item>
                  <text:list-item>
                    <text:p text:style-name="P31"><text:span text:style-name="T29">om.SaxDocumentHandler – interface to write an XML filter following the SAX standards</text:span></text:p>
                  </text:list-item>
                  <text:list-item>
                    <text:p text:style-name="P31"><text:span text:style-name="T29">om.XmlReader – Stream reading</text:span></text:p>
                  </text:list-item>
                  <text:list-item>
                    <text:p text:style-name="P31"><text:span text:style-name="T29">om.XmlWriter – <text:s/>Stream writing</text:span></text:p>
                  </text:list-item>
                </text:list>
              </text:list-item>
            </text:list>
            <text:p><text:span text:style-name="T27"/></text:p>
            <text:list text:continue-numbering="true" text:style-name="L1">
              <text:list-item>
                <text:list>
                  <text:list-header>
                    <text:p><text:span text:style-name="T30">More on XML handling later in the course.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1" presentation:class="page"/>
          <draw:frame draw:name="Rectangle 3" presentation:style-name="pr1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odule_20_Title_20_Slide" presentation:presentation-page-layout-name="AL2T1" xml:id="id12" draw:id="id12">
        <draw:frame presentation:style-name="pr11" draw:text-style-name="P28" draw:layer="layout" svg:width="21.589cm" svg:height="4.082cm" svg:x="1.905cm" svg:y="5.918cm" presentation:class="title">
          <draw:text-box>
            <text:p text:style-name="P27"><text:span text:style-name="T20">The UI Packag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ule_20_Title_20_Slide" presentation:presentation-page-layout-name="AL2T1" xml:id="id13" draw:id="id1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The ‘ui’ Package</text:span></text:p>
          </draw:text-box>
        </draw:frame>
        <draw:frame draw:style-name="gr17" draw:text-style-name="P25" draw:layer="layout" svg:width="21.359cm" svg:height="12.446cm" svg:x="2.052cm" svg:y="2.6cm">
          <draw:text-box>
            <text:p><text:span text:style-name="T15">This package contains User Interface classes for interacting with the GUI Clieants.</text:span></text:p>
            <text:p><text:span text:style-name="T15"/></text:p>
            <text:list text:style-name="L1">
              <text:list-header>
                <text:p><text:span text:style-name="T28">Package Classes</text:span></text:p>
                <text:list>
                  <text:list-item>
                    <text:p text:style-name="P31"><text:span text:style-name="T29">ui.Interface – The root to the user interface</text:span></text:p>
                  </text:list-item>
                  <text:list-item>
                    <text:p text:style-name="P31"><text:span text:style-name="T29">ui.Window – Window manipulation</text:span></text:p>
                  </text:list-item>
                  <text:list-item>
                    <text:p text:style-name="P31"><text:span text:style-name="T29">ui.ComboBox – To handle the ComboBox form item</text:span></text:p>
                  </text:list-item>
                  <text:list-item>
                    <text:p text:style-name="P31"><text:span text:style-name="T29">ui.Form – Interface to the forms used by a program</text:span></text:p>
                  </text:list-item>
                  <text:list-item>
                    <text:p text:style-name="P31"><text:span text:style-name="T29">ui.Dialog – Interface to the interactive instructions in a program</text:span></text:p>
                  </text:list-item>
                  <text:list-item>
                    <text:p text:style-name="P31"><text:span text:style-name="T29">ui.DragDrop – Drag and Drop handling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3" presentation:class="page"/>
          <draw:frame draw:name="Rectangle 3" presentation:style-name="pr1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Module_20_Title_20_Slide" presentation:presentation-page-layout-name="AL2T1" xml:id="id14" draw:id="id1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</text:span></text:p>
          </draw:text-box>
        </draw:frame>
        <draw:frame draw:style-name="gr18" draw:text-style-name="P25" draw:layer="layout" svg:width="22.548cm" svg:height="11.013cm" svg:x="2cm" svg:y="2.587cm">
          <draw:text-box>
            <text:p><text:span text:style-name="T19">A built-in class to manipulate the user interface.</text:span></text:p>
            <text:p><text:span text:style-name="T19"/></text:p>
            <text:p><text:span text:style-name="T23">No object needs to be instantiated; all the methods are class methods</text:span><text:span text:style-name="T31">.</text:span></text:p>
            <text:p><text:span text:style-name="T31"/></text:p>
            <text:p><text:span text:style-name="T23">Example, to show the type and version of the front end client:</text:span></text:p>
            <text:p text:style-name="P32"><text:span text:style-name="T23"/></text:p>
            <text:p text:style-name="P32"><text:span text:style-name="T32">DISPLAY "Type = " || ui.Interface.getFrontEndName()</text:span><text:span text:style-name="T32"><text:line-break/></text:span><text:span text:style-name="T32">DISPLAY "Version = " || ui.Interface.getFrontEndVersion()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4" presentation:class="page"/>
          <draw:frame draw:name="Rectangle 3" presentation:style-name="pr1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Module_20_Title_20_Slide" presentation:presentation-page-layout-name="AL2T1" xml:id="id15" draw:id="id1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</text:span></text:p>
          </draw:text-box>
        </draw:frame>
        <draw:frame draw:style-name="gr19" draw:text-style-name="P25" draw:layer="layout" svg:width="21.359cm" svg:height="13.1cm" svg:x="2.052cm" svg:y="2.6cm">
          <draw:text-box>
            <text:p><text:span text:style-name="T33">To load interface elements defined in XML files into the AUI tree:</text:span></text:p>
            <text:list text:style-name="L1">
              <text:list-header>
                <text:p><text:span text:style-name="T34"/></text:p>
              </text:list-header>
              <text:list-item>
                <text:p><text:span text:style-name="T35">loadStartMenu( file STRING ) <text:s/>Loads your start menu</text:span></text:p>
              </text:list-item>
              <text:list-item>
                <text:p><text:span text:style-name="T35">loadToolBar( file STRING ) <text:s text:c="5"/>Loads your default toolbar </text:span></text:p>
              </text:list-item>
              <text:list-item>
                <text:p><text:span text:style-name="T35">loadTopMenu( file STRING ) <text:s text:c="3"/>Loads your default topmenu</text:span></text:p>
              </text:list-item>
              <text:list-item>
                <text:p><text:span text:style-name="T35">loadActionDefaults( file STRING ) <text:s/>Loads your default decoration for actions </text:span></text:p>
              </text:list-item>
              <text:list-item>
                <text:p text:style-name="P33"><text:span text:style-name="T35">loadStyles ( file STRING ) <text:s/></text:span><text:span text:style-name="T35"><text:tab/></text:span><text:span text:style-name="T35"> <text:s/>Loads your default presentation style</text:span></text:p>
              </text:list-item>
            </text:list>
            <text:p text:style-name="P33"><text:span text:style-name="T35"/></text:p>
            <text:p><text:span text:style-name="T23">Example:</text:span></text:p>
            <text:list text:continue-numbering="true" text:style-name="L1">
              <text:list-header>
                <text:p><text:span text:style-name="T36"><text:s text:c="3"/></text:span><text:span text:style-name="T37">CALL ui.Interface.loadToolbar("standard")</text:span></text:p>
                <text:p><text:span text:style-name="T38"/></text:p>
              </text:list-header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5" presentation:class="page"/>
          <draw:frame draw:name="Rectangle 3" presentation:style-name="pr1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odule_20_Title_20_Slide" presentation:presentation-page-layout-name="AL2T1" xml:id="id16" draw:id="id1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0" draw:text-style-name="P35" draw:layer="layout" svg:width="21.948cm" svg:height="14.05cm" svg:x="2.052cm" svg:y="2.6cm">
          <draw:text-box>
            <text:p text:style-name="P34"><text:span text:style-name="T33">This method of ui.Interface allows you to call functions defined in the front end client. The function will be executed locally on the workstation where the front end client resides.</text:span></text:p>
            <text:p text:style-name="P34"><text:span text:style-name="T33"/></text:p>
            <text:p text:style-name="P34"><text:span text:style-name="T39">Syntax: </text:span><text:span text:style-name="T39"><text:line-break/></text:span><text:span text:style-name="T26">ui.Interface.frontCall(</text:span><text:span text:style-name="T40">module</text:span><text:span text:style-name="T26">,</text:span><text:span text:style-name="T40">func</text:span><text:span text:style-name="T26">,</text:span><text:span text:style-name="T40">in-list</text:span><text:span text:style-name="T26">,</text:span><text:span text:style-name="T40">out-list</text:span><text:span text:style-name="T26">)</text:span></text:p>
            <text:p text:style-name="P34"><text:span text:style-name="T39"/></text:p>
            <text:p text:style-name="P34"><text:span text:style-name="T41">module</text:span><text:span text:style-name="T39"> : name of the module where the function is defined </text:span></text:p>
            <text:p text:style-name="P34"><text:span text:style-name="T41">func</text:span><text:span text:style-name="T39"> : function to be called</text:span></text:p>
            <text:p text:style-name="P34"><text:span text:style-name="T41">in-list </text:span><text:span text:style-name="T39">: list of the parameters to be passed </text:span></text:p>
            <text:p text:style-name="P34"><text:span text:style-name="T41">Out-list </text:span><text:span text:style-name="T39">: list of the parameters to be returned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6" presentation:class="page"/>
          <draw:frame draw:name="Rectangle 3" presentation:style-name="pr2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odule_20_Title_20_Slide" presentation:presentation-page-layout-name="AL2T1" xml:id="id17" draw:id="id1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1" draw:text-style-name="P35" draw:layer="layout" svg:width="21.948cm" svg:height="14.05cm" svg:x="2.052cm" svg:y="2.6cm">
          <draw:text-box>
            <text:p><text:span text:style-name="T33">If you use "</text:span><text:span text:style-name="T42">standard</text:span><text:span text:style-name="T33">" as the module name, you can call built-in functions defined by default in the front end client:</text:span></text:p>
            <text:p><text:span text:style-name="T43"/></text:p>
            <text:p><text:span text:style-name="T44">CALL ui.Interface.frontCall(</text:span></text:p>
            <text:p><text:span text:style-name="T44"><text:s text:c="4"/></text:span><text:span text:style-name="T44">"standard",</text:span></text:p>
            <text:p><text:span text:style-name="T44"><text:s text:c="4"/></text:span><text:span text:style-name="T44">"cbset",</text:span></text:p>
            <text:p><text:span text:style-name="T44"><text:s text:c="4"/>“</text:span><text:span text:style-name="T44">This is a test”,</text:span></text:p>
            <text:p><text:span text:style-name="T44"><text:s text:c="4"/></text:span><text:span text:style-name="T44">l_ret)</text:span></text:p>
            <text:p><text:span text:style-name="T43"/></text:p>
            <text:p><text:span text:style-name="T45">cbset</text:span><text:span text:style-name="T19"> is the built-in function to set the contents of the clipboard.</text:span></text:p>
            <text:p><text:span text:style-name="T19">The text to be set is passed.</text:span></text:p>
            <text:p><text:span text:style-name="T19">The result is returned in the variable l_ret.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7" presentation:class="page"/>
          <draw:frame draw:name="Rectangle 3" presentation:style-name="pr2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Module_20_Title_20_Slide" presentation:presentation-page-layout-name="AL2T1" xml:id="id18" draw:id="id1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2" draw:text-style-name="P35" draw:layer="layout" svg:width="21.948cm" svg:height="14.05cm" svg:x="2.052cm" svg:y="2.6cm">
          <draw:text-box>
            <text:p><text:span text:style-name="T33"><text:s/></text:span><text:span text:style-name="T33">Some other built-in functions defined by default in the front end client:</text:span></text:p>
            <text:p><text:span text:style-name="T24"/></text:p>
            <text:p><text:span text:style-name="T24">General:</text:span></text:p>
            <text:p><text:span text:style-name="T24"><text:s text:c="9"/></text:span><text:span text:style-name="T24">execute, feinfo, shellexec, getenv, mdclose</text:span></text:p>
            <text:p><text:span text:style-name="T24"><text:s/></text:span><text:span text:style-name="T24">Dialogs:</text:span></text:p>
            <text:p><text:span text:style-name="T24"><text:s text:c="9"/></text:span><text:span text:style-name="T24">opendir, openfile, savefile</text:span></text:p>
            <text:p><text:span text:style-name="T24"><text:s/></text:span><text:span text:style-name="T24">Clipboard functions:</text:span></text:p>
            <text:p><text:span text:style-name="T24"><text:s text:c="8"/></text:span><text:span text:style-name="T24">cbclear, cbset, cbget, cbadd, cbpaste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8" presentation:class="page"/>
          <draw:frame draw:name="Rectangle 3" presentation:style-name="pr2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Module_20_Title_20_Slide" presentation:presentation-page-layout-name="AL2T1" xml:id="id19" draw:id="id1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frontCall</text:span></text:p>
          </draw:text-box>
        </draw:frame>
        <draw:frame draw:style-name="gr23" draw:text-style-name="P35" draw:layer="layout" svg:width="21.948cm" svg:height="14.05cm" svg:x="2.052cm" svg:y="2.6cm">
          <draw:text-box>
            <text:p><text:span text:style-name="T33">Calling your own client-side functions:</text:span></text:p>
            <text:p><text:span text:style-name="T46"/></text:p>
            <text:p><text:span text:style-name="T47"><text:s/></text:span><text:span text:style-name="T47">LET key = “</text:span><text:span text:style-name="T48">SOFTWARE\\Microsoft\\WindowsNT\\CurrentVersion“</text:span></text:p>
            <text:p><text:span text:style-name="T47"><text:s/></text:span><text:span text:style-name="T47">LET item = “</text:span><text:span text:style-name="T48">CurrentVersion“</text:span></text:p>
            <text:p><text:span text:style-name="T47"/></text:p>
            <text:p><text:span text:style-name="T47"><text:s/></text:span><text:span text:style-name="T47">CALL ui.Interface.frontCall(</text:span></text:p>
            <text:p><text:span text:style-name="T47"><text:s text:c="2"/>“</text:span><text:span text:style-name="T47">getreg",</text:span></text:p>
            <text:p><text:span text:style-name="T47"><text:s text:c="2"/>“</text:span><text:span text:style-name="T47">getreg",</text:span></text:p>
            <text:p><text:span text:style-name="T47"><text:s text:c="2"/></text:span><text:span text:style-name="T47">[ key, item ]</text:span></text:p>
            <text:p><text:span text:style-name="T47"><text:s text:c="2"/></text:span><text:span text:style-name="T47">[ val ])</text:span></text:p>
            <text:p><text:span text:style-name="T47"/></text:p>
            <text:p><text:span text:style-name="T49">NOTE:</text:span><text:span text:style-name="T50"> Only supported the Windows version of the GDC!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19" presentation:class="page"/>
          <draw:frame draw:name="Rectangle 3" presentation:style-name="pr2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Module_20_Title_20_Slide" presentation:presentation-page-layout-name="AL2T1" xml:id="id20" draw:id="id2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interface.* More methods</text:span></text:p>
          </draw:text-box>
        </draw:frame>
        <draw:frame draw:style-name="gr24" draw:text-style-name="P35" draw:layer="layout" svg:width="21.948cm" svg:height="14.771cm" svg:x="2.052cm" svg:y="2.6cm">
          <draw:text-box>
            <text:p><text:span text:style-name="T51">setName( </text:span><text:span text:style-name="T52">name</text:span><text:span text:style-name="T51"> STRING ) : sets the name to identify the program on the front-end. </text:span></text:p>
            <text:p><text:span text:style-name="T53">getName() <text:s/>RETURNING STRING : returns the identifier of the program. </text:span></text:p>
            <text:p><text:span text:style-name="T53">setType( </text:span><text:span text:style-name="T54">type</text:span><text:span text:style-name="T53"> STRING ) : defines the type of program. </text:span></text:p>
            <text:p><text:span text:style-name="T53">getType() <text:s/>RETURNING STRING : returns the type of the program. </text:span></text:p>
            <text:p text:style-name="P33"><text:span text:style-name="T53">setContainer( </text:span><text:span text:style-name="T54">name</text:span><text:span text:style-name="T53"> STRING ) : defines the name of the parent container getContainer() <text:s/>RETURNING STRING : returns the name of the parent container </text:span></text:p>
            <text:p><text:span text:style-name="T53">getChildCount() RETURNING INTEGER : returns the number of children in this container</text:span></text:p>
            <text:p><text:span text:style-name="T53">getChildInstances( </text:span><text:span text:style-name="T54">name</text:span><text:span text:style-name="T53"> STRING ) : RETURNING INTEGER <text:s/>returns the number of children identified by </text:span><text:span text:style-name="T54">name</text:span><text:span text:style-name="T53"> </text:span></text:p>
            <text:p><text:span text:style-name="T53">setSize( x INT, y INT ) : Specify the initial size of the parent container window.</text:span></text:p>
            <text:p><text:span text:style-name="T53"/></text:p>
            <text:p><text:span text:style-name="T53">setText(</text:span><text:span text:style-name="T54"> title</text:span><text:span text:style-name="T53"> STRING ) : defines a title for the program. </text:span></text:p>
            <text:p><text:span text:style-name="T53">getText() <text:s/>RETURNING STRING : returns the title of the program. </text:span></text:p>
            <text:p><text:span text:style-name="T53">setImage(</text:span><text:span text:style-name="T54"> name</text:span><text:span text:style-name="T53"> STRING ) : sets the name of the icon to be used for this program. </text:span></text:p>
            <text:p><text:span text:style-name="T53">getImage() <text:s/>RETURNING STRING : returns the name of the icon. </text:span></text:p>
            <text:p><text:span text:style-name="T53"/></text:p>
            <text:p><text:span text:style-name="T53">refresh() : synchronizes the front end with the current AUI tree </text:span></text:p>
            <text:list text:style-name="L1">
              <text:list-header>
                <text:p><text:span text:style-name="T38"/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0" presentation:class="page"/>
          <draw:frame draw:name="Rectangle 3" presentation:style-name="pr2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Module_20_Title_20_Slide" presentation:presentation-page-layout-name="AL2T1" xml:id="id21" draw:id="id2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5" draw:text-style-name="P35" draw:layer="layout" svg:width="21.948cm" svg:height="16.561cm" svg:x="2.052cm" svg:y="2.6cm">
          <draw:text-box>
            <text:p text:style-name="P34"><text:span text:style-name="T33">Provides an interface for window objects.</text:span></text:p>
            <text:p text:style-name="P34"><text:span text:style-name="T55"/></text:p>
            <text:p text:style-name="P34"><text:span text:style-name="T56">Class Methods:</text:span></text:p>
            <text:p text:style-name="P34"><text:span text:style-name="T57"><text:tab/></text:span><text:span text:style-name="T57">forName(name STRING) RETURNING ui.Window</text:span></text:p>
            <text:p text:style-name="P36"><text:span text:style-name="T57"><text:tab/></text:span><text:span text:style-name="T57">Returns the Window object named by OPEN WINDOW statement</text:span></text:p>
            <text:p text:style-name="P34"><text:span text:style-name="T57"><text:tab/></text:span><text:span text:style-name="T57">getCurrent() RETURNING ui.Window</text:span></text:p>
            <text:p text:style-name="P36"><text:span text:style-name="T57"><text:tab/></text:span><text:span text:style-name="T57">Returns the Window object for current window</text:span></text:p>
            <text:p text:style-name="P34"><text:span text:style-name="T56">Object Methods:</text:span></text:p>
            <text:p text:style-name="P34"><text:span text:style-name="T57"><text:tab/></text:span><text:span text:style-name="T57">findNode(t STRING, n STRING) RETURNING om.DomNode</text:span></text:p>
            <text:p text:style-name="P36"><text:span text:style-name="T57"><text:tab/></text:span><text:span text:style-name="T57">Returns Node for tag type of </text:span><text:span text:style-name="T58">t</text:span><text:span text:style-name="T57"> and name of </text:span><text:span text:style-name="T58">n</text:span></text:p>
            <text:p text:style-name="P34"><text:span text:style-name="T57"><text:tab/></text:span><text:span text:style-name="T57">getNode() RETURING om.DomNode</text:span></text:p>
            <text:p text:style-name="P36"><text:span text:style-name="T57"><text:tab/></text:span><text:span text:style-name="T57">Returns node for current window.</text:span></text:p>
            <text:p text:style-name="P34"><text:span text:style-name="T57"><text:tab/></text:span><text:span text:style-name="T57">setText(t STRING) getText() RETURNING STRING</text:span></text:p>
            <text:p text:style-name="P36"><text:span text:style-name="T57"><text:tab/></text:span><text:span text:style-name="T57">Set/Get current window title.</text:span></text:p>
            <text:p text:style-name="P34"><text:span text:style-name="T57"><text:tab/></text:span><text:span text:style-name="T57">getText() RETURNINNG STRING</text:span></text:p>
            <text:p text:style-name="P36"><text:span text:style-name="T57"><text:tab/></text:span><text:span text:style-name="T57">Returns the title of the window object</text:span></text:p>
            <text:p text:style-name="P34"><text:span text:style-name="T57"><text:tab/></text:span><text:span text:style-name="T57">createForm(n String) RETURNING ui.Form</text:span></text:p>
            <text:p text:style-name="P36"><text:span text:style-name="T57"><text:tab/></text:span><text:span text:style-name="T57">Creates an empty form and returns the new form object</text:span></text:p>
            <text:p text:style-name="P34"><text:span text:style-name="T57"><text:tab/></text:span><text:span text:style-name="T57">getForm() RETURNING ui.Form</text:span></text:p>
            <text:p text:style-name="P36"><text:span text:style-name="T57"><text:tab/></text:span><text:span text:style-name="T57">Returns a form object to handle the current form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1" presentation:class="page"/>
          <draw:frame draw:name="Rectangle 3" presentation:style-name="pr2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Module_20_Title_20_Slide" presentation:presentation-page-layout-name="AL2T1" xml:id="id22" draw:id="id2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6" draw:text-style-name="P35" draw:layer="layout" svg:width="21.948cm" svg:height="14.05cm" svg:x="2.052cm" svg:y="2.6cm">
          <draw:text-box>
            <text:p><text:span text:style-name="T19">This example gets the current window, and changes its title:</text:span></text:p>
            <text:p><text:span text:style-name="T60"/></text:p>
            <text:p><text:span text:style-name="T61">MAIN</text:span></text:p>
            <text:p><text:span text:style-name="T61"><text:s text:c="2"/></text:span><text:span text:style-name="T61">DEFINE l_win ui.Window</text:span></text:p>
            <text:p><text:span text:style-name="T61"><text:s text:c="2"/></text:span><text:span text:style-name="T61">OPEN WINDOW w1 WITH FORM "customer"</text:span></text:p>
            <text:p><text:span text:style-name="T61"><text:s text:c="2"/>…</text:span></text:p>
            <text:p><text:span text:style-name="T61"><text:s text:c="2"/></text:span><text:span text:style-name="T61">LET l_win = ui.Window.getCurrent()</text:span></text:p>
            <text:p><text:span text:style-name="T61"><text:s text:c="2"/></text:span><text:span text:style-name="T61">CALL l_win.setText("IL Customers")</text:span></text:p>
            <text:p><text:span text:style-name="T62"><text:s text:c="2"/>…</text:span></text:p>
            <text:list text:style-name="L1">
              <text:list-header>
                <text:p text:style-name="P34"><text:span text:style-name="T42"/></text:p>
              </text:list-header>
            </text:list>
            <text:p text:style-name="P34"><text:span text:style-name="T33">Or Just:</text:span></text:p>
            <text:p text:style-name="P34"><text:span text:style-name="T63"/></text:p>
            <text:p text:style-name="P34"><text:span text:style-name="T63">CALL ui.interface.getCurrent().setText(“Title”)</text:span></text:p>
            <text:list text:continue-numbering="true"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2" presentation:class="page"/>
          <draw:frame draw:name="Rectangle 3" presentation:style-name="pr2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Module_20_Title_20_Slide" presentation:presentation-page-layout-name="AL2T1" xml:id="id23" draw:id="id23">
        <office:forms form:automatic-focus="false" form:apply-design-mode="false"/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Window</text:span></text:p>
          </draw:text-box>
        </draw:frame>
        <draw:frame draw:style-name="gr27" draw:text-style-name="P37" draw:layer="layout" svg:width="24.2cm" svg:height="4.052cm" svg:x="0.6cm" svg:y="6cm">
          <draw:text-box>
            <text:p text:style-name="P27"><text:span text:style-name="T64">Do Chapter 4 – Exercise 1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3" presentation:class="page"/>
          <draw:frame draw:name="Rectangle 3" presentation:style-name="pr2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Module_20_Title_20_Slide" presentation:presentation-page-layout-name="AL2T1" xml:id="id24" draw:id="id2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28" draw:text-style-name="P35" draw:layer="layout" svg:width="21.948cm" svg:height="14.05cm" svg:x="2.052cm" svg:y="2.6cm">
          <draw:text-box>
            <text:p><text:span text:style-name="T33">The ui.ComboBox class provides methods for populating and interrogating ComboBox objects</text:span><text:span text:style-name="T65">.</text:span></text:p>
            <text:p><text:span text:style-name="T66"/></text:p>
            <text:p><text:span text:style-name="T67">Class Methods:</text:span></text:p>
            <text:p><text:span text:style-name="T68"><text:tab/></text:span><text:span text:style-name="T68">forName( fieldname STRING ) RETURNING ui.ComboBox</text:span></text:p>
            <text:p><text:span text:style-name="T68"><text:tab/></text:span><text:span text:style-name="T68">setDefaultInitializer( funcname STRING )</text:span></text:p>
            <text:p><text:span text:style-name="T68"/></text:p>
            <text:p><text:span text:style-name="T67">Object Methods:</text:span></text:p>
            <text:p><text:span text:style-name="T68"><text:tab/></text:span><text:span text:style-name="T68">clear()</text:span></text:p>
            <text:p><text:span text:style-name="T68"><text:tab/></text:span><text:span text:style-name="T68">addItem( name STRING, text STRING )</text:span></text:p>
            <text:p><text:span text:style-name="T68"><text:tab/></text:span><text:span text:style-name="T68">getColumnName() RETURNING STRING</text:span></text:p>
            <text:p><text:span text:style-name="T68"><text:tab/></text:span><text:span text:style-name="T68">getItemCount() RETURNING INTEGER</text:span></text:p>
            <text:p><text:span text:style-name="T68"><text:tab/></text:span><text:span text:style-name="T68">getItemName( index INTEGER) RETURNING STRING</text:span></text:p>
            <text:p><text:span text:style-name="T68"><text:tab/></text:span><text:span text:style-name="T68">getItemText( index INTEGER) RETURNING STRING</text:span></text:p>
            <text:p><text:span text:style-name="T68"><text:tab/></text:span><text:span text:style-name="T68">getTableName() RETURNING STRING</text:span></text:p>
            <text:p><text:span text:style-name="T68"><text:tab/></text:span><text:span text:style-name="T68">getTag() RETURNING STRING</text:span></text:p>
            <text:p><text:span text:style-name="T68"><text:tab/></text:span><text:span text:style-name="T68">removeItem( name STRING )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4" presentation:class="page"/>
          <draw:frame draw:name="Rectangle 3" presentation:style-name="pr2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Module_20_Title_20_Slide" presentation:presentation-page-layout-name="AL2T1" xml:id="id25" draw:id="id2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29" draw:text-style-name="P35" draw:layer="layout" svg:width="21.948cm" svg:height="14.05cm" svg:x="2.052cm" svg:y="2.6cm">
          <draw:text-box>
            <text:p><text:span text:style-name="T19">To define an initializer function for a ComboBox:</text:span></text:p>
            <text:p><text:span text:style-name="T69"/></text:p>
            <text:p><text:span text:style-name="T61">OPEN WINDOW WITH FORM "custform"</text:span></text:p>
            <text:p><text:span text:style-name="T61">CALL cbinit( ui.ComboBox.forName("customer.state") )</text:span></text:p>
            <text:p><text:span text:style-name="T61">…</text:span></text:p>
            <text:p><text:span text:style-name="T61"/></text:p>
            <text:p><text:span text:style-name="T61">FUNCTION cbinit(l_cb ui.ComboBox )</text:span></text:p>
            <text:p><text:span text:style-name="T61"><text:s text:c="2"/></text:span><text:span text:style-name="T61">CALL l_cb.clear()</text:span></text:p>
            <text:p><text:span text:style-name="T61"><text:s text:c="2"/></text:span><text:span text:style-name="T61">CALL l_cb.addItem(1,"Paris")</text:span></text:p>
            <text:p><text:span text:style-name="T61"><text:s text:c="2"/></text:span><text:span text:style-name="T61">CALL l_cb.addItem(2,"London")</text:span></text:p>
            <text:p><text:span text:style-name="T61"><text:s text:c="2"/></text:span><text:span text:style-name="T61">CALL l_cb.addItem(3,"Madrid")</text:span></text:p>
            <text:p><text:span text:style-name="T61">END FUNCTION</text:span></text:p>
            <text:p><text:span text:style-name="T61"/></text:p>
            <text:p><text:span text:style-name="T70">Note: </text:span><text:span text:style-name="T71">The first value ( 1,2,3 ) the ‘key’ and represents the ‘data’ used in the 4gl variable. The second value ( “Paris” … ) is just the text you wish the end users to see.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5" presentation:class="page"/>
          <draw:frame draw:name="Rectangle 3" presentation:style-name="pr2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Module_20_Title_20_Slide" presentation:presentation-page-layout-name="AL2T1" xml:id="id26" draw:id="id26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ComboBox</text:span></text:p>
          </draw:text-box>
        </draw:frame>
        <draw:frame draw:style-name="gr30" draw:text-style-name="P37" draw:layer="layout" svg:width="24.2cm" svg:height="4.052cm" svg:x="0.6cm" svg:y="6cm">
          <draw:text-box>
            <text:p text:style-name="P27"><text:span text:style-name="T64">Do Chapter 4 – Exercise 2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6" presentation:class="page"/>
          <draw:frame draw:name="Rectangle 3" presentation:style-name="pr30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Module_20_Title_20_Slide" presentation:presentation-page-layout-name="AL2T1" xml:id="id27" draw:id="id27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1" draw:text-style-name="P35" draw:layer="layout" svg:width="21.948cm" svg:height="15.643cm" svg:x="2.052cm" svg:y="2.6cm">
          <draw:text-box>
            <text:p><text:span text:style-name="T72">The ui.Form class provides an interface to forms opened with an OPEN WINDOW WITH FORM or DISPLAY FORM instruction in the program.</text:span></text:p>
            <text:p><text:span text:style-name="T73"><text:s text:c="5"/></text:span></text:p>
            <text:p><text:span text:style-name="T74">Class methods:</text:span></text:p>
            <text:p><text:span text:style-name="T75"><text:tab/></text:span><text:span text:style-name="T75">setDefaultInitializer( fn STRING )</text:span></text:p>
            <text:p><text:span text:style-name="T75"/></text:p>
            <text:p><text:span text:style-name="T74">Object methods:</text:span></text:p>
            <text:p><text:span text:style-name="T75"><text:tab/></text:span><text:span text:style-name="T75">findNode( t STRING, n STRING )  RETURNING om.DomNode</text:span></text:p>
            <text:p><text:span text:style-name="T75"><text:tab/></text:span><text:span text:style-name="T75">getNode( )  RETURNING om.DomNode</text:span></text:p>
            <text:p><text:span text:style-name="T75"><text:tab/></text:span><text:span text:style-name="T75">getTag() <text:s/>RETURNING STRING</text:span></text:p>
            <text:p><text:span text:style-name="T75"><text:tab/></text:span><text:span text:style-name="T75">loadActionDefaults( fn STRING )</text:span></text:p>
            <text:p><text:span text:style-name="T75"><text:tab/></text:span><text:span text:style-name="T75">loadToolBar( fn STRING )</text:span></text:p>
            <text:p><text:span text:style-name="T75"><text:tab/></text:span><text:span text:style-name="T75">loadTopMenu( fn STRING )</text:span></text:p>
            <text:p><text:span text:style-name="T75"><text:tab/></text:span><text:span text:style-name="T75">setElementHidden( name STRING, v INTEGER )</text:span></text:p>
            <text:p><text:span text:style-name="T75"><text:tab/></text:span><text:span text:style-name="T75">setElementText( name STRING, v STRING )</text:span></text:p>
            <text:p><text:span text:style-name="T75"><text:tab/></text:span><text:span text:style-name="T75">setElementImage( name STRING, v STRING )</text:span></text:p>
            <text:p><text:span text:style-name="T75"><text:tab/></text:span><text:span text:style-name="T75">setElementStyle( name STRING, v STRING )</text:span></text:p>
            <text:p><text:span text:style-name="T75"><text:tab/></text:span><text:span text:style-name="T75">setFieldHidden( name STRING, v INTEGER )</text:span></text:p>
            <text:p><text:span text:style-name="T75"><text:tab/></text:span><text:span text:style-name="T75">setFieldStyle( name STRING, v STRING )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7" presentation:class="page"/>
          <draw:frame draw:name="Rectangle 3" presentation:style-name="pr31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Module_20_Title_20_Slide" presentation:presentation-page-layout-name="AL2T1" xml:id="id28" draw:id="id28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2" draw:text-style-name="P35" draw:layer="layout" svg:width="21.948cm" svg:height="14.05cm" svg:x="2.052cm" svg:y="2.6cm">
          <draw:text-box>
            <text:p><text:span text:style-name="T19">Example: Hiding a Form Element</text:span></text:p>
            <text:p><text:span text:style-name="T76"/></text:p>
            <text:p><text:span text:style-name="T77">MAIN</text:span></text:p>
            <text:p><text:span text:style-name="T77"><text:s text:c="4"/></text:span><text:span text:style-name="T77">DEFINE w ui.Window</text:span></text:p>
            <text:p><text:span text:style-name="T77"><text:s text:c="4"/></text:span><text:span text:style-name="T77">DEFINE f ui.Form</text:span></text:p>
            <text:p><text:span text:style-name="T77"><text:s text:c="4"/></text:span><text:span text:style-name="T77">DEFINE store_num INTEGER</text:span></text:p>
            <text:p><text:span text:style-name="T77"><text:s text:c="4"/></text:span><text:span text:style-name="T77">DEFINE store_name CHAR(10)</text:span></text:p>
            <text:p><text:span text:style-name="T77"><text:s text:c="4"/></text:span><text:span text:style-name="T77">OPEN WINDOW w1 WITH FORM "nameform"</text:span></text:p>
            <text:p><text:span text:style-name="T77"><text:s text:c="4"/></text:span><text:span text:style-name="T77">LET w = ui.Window.getCurrent()</text:span></text:p>
            <text:p><text:span text:style-name="T77"><text:s text:c="4"/></text:span><text:span text:style-name="T77">LET f = w.getForm()</text:span></text:p>
            <text:p><text:span text:style-name="T77"><text:s text:c="4"/></text:span><text:span text:style-name="T77">INPUT BY NAME <text:s/>store_num, store_name</text:span></text:p>
            <text:p><text:span text:style-name="T77"><text:s text:c="6"/></text:span><text:span text:style-name="T77">ON ACTION hide</text:span></text:p>
            <text:p><text:span text:style-name="T77"><text:s text:c="8"/></text:span><text:span text:style-name="T77">CALL f.setElementHidden("customer.store_name",TRUE)</text:span></text:p>
            <text:p><text:span text:style-name="T77"><text:s text:c="6"/></text:span><text:span text:style-name="T77">ON ACTION show</text:span></text:p>
            <text:p><text:span text:style-name="T77"><text:s text:c="8"/></text:span><text:span text:style-name="T77">CALL f.setElementHidden("customer.store_name",FALSE)</text:span></text:p>
            <text:p><text:span text:style-name="T77"><text:s text:c="4"/></text:span><text:span text:style-name="T77">END INPUT</text:span></text:p>
            <text:p><text:span text:style-name="T77"><text:s/></text:span><text:span text:style-name="T77">END MAIN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8" presentation:class="page"/>
          <draw:frame draw:name="Rectangle 3" presentation:style-name="pr32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Module_20_Title_20_Slide" presentation:presentation-page-layout-name="AL2T1" xml:id="id29" draw:id="id29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.</text:span><text:span text:style-name="T45">setDefaultInitializer()</text:span></text:p>
          </draw:text-box>
        </draw:frame>
        <draw:frame draw:style-name="gr33" draw:text-style-name="P35" draw:layer="layout" svg:width="21.948cm" svg:height="14.05cm" svg:x="2.052cm" svg:y="2.6cm">
          <draw:text-box>
            <text:p><text:span text:style-name="T19">The </text:span><text:span text:style-name="T45">setDefaultInitializer</text:span><text:span text:style-name="T19">() class method specifies a default Initialization function for all forms.</text:span></text:p>
            <text:p><text:span text:style-name="T78"/></text:p>
            <text:p><text:span text:style-name="T79"><text:s text:c="2"/></text:span><text:span text:style-name="T79">MAIN</text:span></text:p>
            <text:p><text:span text:style-name="T79"><text:s text:c="4"/></text:span><text:span text:style-name="T79">CALL ui.Form.setDefaultInitializer("my_form_init")</text:span></text:p>
            <text:p><text:span text:style-name="T79"><text:s text:c="4"/></text:span><text:span text:style-name="T79">...</text:span></text:p>
            <text:p><text:span text:style-name="T79"><text:s text:c="2"/></text:span><text:span text:style-name="T79">END MAIN</text:span></text:p>
            <text:p><text:span text:style-name="T79"/></text:p>
            <text:p><text:span text:style-name="T79"><text:s text:c="2"/></text:span><text:span text:style-name="T79">FUNCTION my_form_init(l_f ui.Form )</text:span></text:p>
            <text:p><text:span text:style-name="T79"><text:s text:c="5"/></text:span><text:span text:style-name="T79">CALL l_f.loadTopMenu("mymenu")</text:span></text:p>
            <text:p><text:span text:style-name="T79"><text:s text:c="2"/></text:span><text:span text:style-name="T79">END FUNCTION</text:span></text:p>
            <text:p><text:span text:style-name="T79"/></text:p>
            <text:list text:style-name="L9">
              <text:list-header>
                <text:p text:style-name="P38"><text:span text:style-name="T80">This function binds a callback function for Form AUI node creation during an </text:span><text:span text:style-name="T81">OPEN WINDOW WITH FORM</text:span><text:span text:style-name="T80"> or </text:span><text:span text:style-name="T81">DISPLAY FORM</text:span><text:span text:style-name="T80"> instruction. </text:span></text:p>
              </text:list-header>
            </text:list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29" presentation:class="page"/>
          <draw:frame draw:name="Rectangle 3" presentation:style-name="pr33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Module_20_Title_20_Slide" presentation:presentation-page-layout-name="AL2T1" xml:id="id30" draw:id="id30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Form</text:span></text:p>
          </draw:text-box>
        </draw:frame>
        <draw:frame draw:style-name="gr34" draw:text-style-name="P37" draw:layer="layout" svg:width="24.2cm" svg:height="4.052cm" svg:x="0.6cm" svg:y="6cm">
          <draw:text-box>
            <text:p text:style-name="P27"><text:span text:style-name="T64">Do Chapter 4 – Exercise 3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0" presentation:class="page"/>
          <draw:frame draw:name="Rectangle 3" presentation:style-name="pr34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Module_20_Title_20_Slide" presentation:presentation-page-layout-name="AL2T1" xml:id="id31" draw:id="id31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5" draw:text-style-name="P35" draw:layer="layout" svg:width="21.948cm" svg:height="14.437cm" svg:x="2.052cm" svg:y="2.6cm">
          <draw:text-box>
            <text:p><text:span text:style-name="T80">The ui.Dialog class provides an interface to interactive instructions in the program.</text:span></text:p>
            <text:p><text:span text:style-name="T82"/></text:p>
            <text:p><text:span text:style-name="T82">To get an instance of this class, use the predefined object variable DIALOG within an interactive instruction in the program or use the ui.Dialog.getCurrrent() method.</text:span></text:p>
            <text:p><text:span text:style-name="T82">The dialog object is only valid during the execution of the an interactive instruction. <text:s/></text:span></text:p>
            <text:p><text:span text:style-name="T80"/></text:p>
            <text:p><text:span text:style-name="T83">Some of the Object methods are:</text:span></text:p>
            <text:p><text:span text:style-name="T84"><text:tab/></text:span><text:span text:style-name="T84">getForm() <text:s/>RETURNING ui.Form</text:span></text:p>
            <text:p><text:span text:style-name="T84"><text:tab/></text:span><text:span text:style-name="T84">setActionHidden( name STRING, v INTEGER )</text:span></text:p>
            <text:p><text:span text:style-name="T84"><text:tab/></text:span><text:span text:style-name="T84">setActionActive( name STRING, v INTEGER )</text:span></text:p>
            <text:p><text:span text:style-name="T84"><text:tab/></text:span><text:span text:style-name="T84">setFieldActive( name STRING, v INTEGER )</text:span></text:p>
            <text:p><text:span text:style-name="T84"><text:tab/></text:span><text:span text:style-name="T84">setDefaultUnbuffered( v INTEGER )</text:span><text:span text:style-name="T84"><text:line-break/></text:span><text:span text:style-name="T84"><text:tab/></text:span><text:span text:style-name="T84">setCellAttributes( attarr ARRAY OF RECORD ) 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1" presentation:class="page"/>
          <draw:frame draw:name="Rectangle 3" presentation:style-name="pr35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Module_20_Title_20_Slide" presentation:presentation-page-layout-name="AL2T1" xml:id="id32" draw:id="id32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6" draw:text-style-name="P35" draw:layer="layout" svg:width="21.948cm" svg:height="14.05cm" svg:x="2.052cm" svg:y="2.6cm">
          <draw:text-box>
            <text:p><text:span text:style-name="T19">Example: enabling and disabling actions</text:span></text:p>
            <text:p><text:span text:style-name="T85"/></text:p>
            <text:p><text:span text:style-name="T86"><text:s text:c="2"/></text:span><text:span text:style-name="T77">OPEN WINDOW w1 WITH FORM "custform"</text:span></text:p>
            <text:p><text:span text:style-name="T77"><text:s text:c="2"/></text:span><text:span text:style-name="T77">MENU </text:span></text:p>
            <text:p><text:span text:style-name="T77"><text:s text:c="4"/></text:span><text:span text:style-name="T77">BEFORE MENU</text:span></text:p>
            <text:p><text:span text:style-name="T77"><text:s text:c="6"/></text:span><text:span text:style-name="T77">CALL DIALOG.setActionActive("next",FALSE)</text:span></text:p>
            <text:p><text:span text:style-name="T77"><text:s text:c="6"/></text:span><text:span text:style-name="T77">CALL DIALOG.setActionActive("previous",FALSE)</text:span></text:p>
            <text:p><text:span text:style-name="T77"><text:s text:c="4"/></text:span><text:span text:style-name="T77">ON ACTION find</text:span></text:p>
            <text:p><text:span text:style-name="T77"><text:s text:c="6"/></text:span><text:span text:style-name="T77">CALL query_cust() RETURNING query_ok</text:span></text:p>
            <text:p><text:span text:style-name="T77"><text:s text:c="6"/></text:span><text:span text:style-name="T77">CALL DIALOG.setActionActive("next", query_ok)</text:span></text:p>
            <text:p><text:span text:style-name="T77"><text:s text:c="6"/></text:span><text:span text:style-name="T77">CALL DIALOG.setActionActive("previous", query_ok)</text:span></text:p>
            <text:p><text:span text:style-name="T77"><text:s text:c="4"/></text:span><text:span text:style-name="T77">ON ACTION next <text:s text:c="9"/></text:span></text:p>
            <text:p><text:span text:style-name="T77"><text:s text:c="7"/></text:span><text:span text:style-name="T77">CALL fetch_rel_cust(1)</text:span></text:p>
            <text:p><text:span text:style-name="T77">...</text:span></text:p>
            <text:p><text:span text:style-name="T77"><text:s text:c="4"/></text:span><text:span text:style-name="T77">ON ACTION quit</text:span></text:p>
            <text:p><text:span text:style-name="T77"><text:s text:c="6"/></text:span><text:span text:style-name="T77">EXIT MENU</text:span></text:p>
            <text:p><text:span text:style-name="T77"><text:s text:c="2"/></text:span><text:span text:style-name="T77">END MENU</text:span></text:p>
            <text:list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2" presentation:class="page"/>
          <draw:frame draw:name="Rectangle 3" presentation:style-name="pr36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Module_20_Title_20_Slide" presentation:presentation-page-layout-name="AL2T1" xml:id="id33" draw:id="id33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7" draw:text-style-name="P37" draw:layer="layout" svg:width="24.2cm" svg:height="4.052cm" svg:x="0.6cm" svg:y="6cm">
          <draw:text-box>
            <text:p text:style-name="P27"><text:span text:style-name="T64">Do Chapter 4 – Exercise 4</text:span></text:p>
            <text:list text:style-name="L1">
              <text:list-header>
                <text:p text:style-name="P34"><text:span text:style-name="T42"/></text:p>
                <text:p><text:span text:style-name="T59"/></text:p>
              </text:list-header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3" presentation:class="page"/>
          <draw:frame draw:name="Rectangle 3" presentation:style-name="pr37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Module_20_Title_20_Slide" presentation:presentation-page-layout-name="AL2T1" xml:id="id34" draw:id="id34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ui.Dialog</text:span></text:p>
          </draw:text-box>
        </draw:frame>
        <draw:frame draw:style-name="gr38" draw:text-style-name="P35" draw:layer="layout" svg:width="21.948cm" svg:height="15.456cm" svg:x="2.052cm" svg:y="2.6cm">
          <draw:text-box>
            <text:p><text:span text:style-name="T19">The ui.Dialog class also now has methods to create dynamic dialogs:</text:span></text:p>
            <text:p><text:span text:style-name="T87">ui.Dialog.createInputByName</text:span></text:p>
            <text:p><text:span text:style-name="T87">ui.Dialog.createConstructByName</text:span></text:p>
            <text:p><text:span text:style-name="T87">ui.Dialog.createDisplayArrayTo</text:span></text:p>
            <text:p><text:span text:style-name="T87">ui.Dialog.createInputArrayFrom</text:span></text:p>
            <text:p><text:span text:style-name="T87">ui.Dialog.createMultipleDialog</text:span></text:p>
            <text:p><text:span text:style-name="T87">ui.Dialog.addConstructByName</text:span></text:p>
            <text:p><text:span text:style-name="T87">ui.Dialog.addDisplayArrayTo</text:span></text:p>
            <text:p><text:span text:style-name="T87">ui.Dialog.addInputArrayFrom</text:span></text:p>
            <text:p><text:span text:style-name="T87">ui.Dialog.addInputByName</text:span></text:p>
            <text:p><text:span text:style-name="T87">ui.Dialog.addTrigger</text:span></text:p>
            <text:p><text:span text:style-name="T87"/></text:p>
            <text:p><text:span text:style-name="T76">DEFINE fields DYNAMIC ARRAY OF RECORD</text:span></text:p>
            <text:p><text:span text:style-name="T76"><text:s text:c="24"/></text:span><text:span text:style-name="T76">name STRING,</text:span></text:p>
            <text:p><text:span text:style-name="T76"><text:s text:c="24"/></text:span><text:span text:style-name="T76">type STRING</text:span></text:p>
            <text:p><text:span text:style-name="T76"><text:s text:c="14"/></text:span><text:span text:style-name="T76">END RECORD</text:span></text:p>
            <text:p><text:span text:style-name="T76">DEFINE d ui.Dialog</text:span></text:p>
            <text:p><text:span text:style-name="T76">...</text:span></text:p>
            <text:p><text:span text:style-name="T76">LET d = ui.Dialog.createInputByName(fields)</text:span></text:p>
            <text:p><text:span text:style-name="T76">...</text:span></text:p>
            <text:p><text:span text:style-name="T19"/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4" presentation:class="page"/>
          <draw:frame draw:name="Rectangle 3" presentation:style-name="pr38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Module_20_Title_20_Slide" presentation:presentation-page-layout-name="AL2T1" xml:id="id35" draw:id="id35">
        <draw:frame presentation:style-name="pr6" draw:text-style-name="P12" draw:layer="layout" svg:width="21.694cm" svg:height="1.8cm" svg:x="1.8cm" svg:y="0.6cm" presentation:class="title" presentation:user-transformed="true">
          <draw:text-box>
            <text:p><text:span text:style-name="T9">Summary</text:span></text:p>
          </draw:text-box>
        </draw:frame>
        <draw:frame draw:style-name="gr39" draw:text-style-name="P35" draw:layer="layout" svg:width="21.948cm" svg:height="14.267cm" svg:x="2.052cm" svg:y="2.6cm">
          <draw:text-box>
            <text:p><text:span text:style-name="T19">A built-in class is a predefined object template that is provided by the runtime system.</text:span></text:p>
            <text:p><text:span text:style-name="T19"/></text:p>
            <text:p><text:span text:style-name="T88">Classes are grouped into packages:</text:span></text:p>
            <text:list text:style-name="L1">
              <text:list-item>
                <text:p><text:span text:style-name="T89">ui - provides user interface classes.</text:span></text:p>
              </text:list-item>
              <text:list-item>
                <text:p><text:span text:style-name="T89">base - provides the base classes of the runtime system.</text:span></text:p>
              </text:list-item>
              <text:list-item>
                <text:p><text:span text:style-name="T89">om - provides DOM and SAX utilities.</text:span></text:p>
              </text:list-item>
            </text:list>
            <text:p><text:span text:style-name="T89"/></text:p>
            <text:p><text:span text:style-name="T88">A class may have two kind of methods: </text:span></text:p>
            <text:list text:continue-numbering="true" text:style-name="L1">
              <text:list-item>
                <text:p><text:span text:style-name="T89">Class Methods</text:span></text:p>
              </text:list-item>
              <text:list-item>
                <text:p><text:span text:style-name="T89">Object Methods </text:span></text:p>
              </text:list-item>
            </text:list>
            <text:p><text:span text:style-name="T89"/></text:p>
            <text:p><text:span text:style-name="T88">Methods can be invoked in programs like global functions, passing parameters and/or returning values</text:span></text:p>
            <text:list text:continue-numbering="true" text:style-name="L1">
              <text:list-header>
                <text:p><text:span text:style-name="T59"/></text:p>
              </text:list-header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Rectangle 7" presentation:style-name="pr4" draw:text-style-name="P26" draw:layer="layout" svg:width="8.801cm" svg:height="1.326cm" svg:x="11.505cm" svg:y="25.329cm" presentation:class="page-number" presentation:user-transformed="true">
            <draw:text-box>
              <text:p text:style-name="P9"><text:span text:style-name="T5"><text:page-number>&lt;number&gt;</text:page-number></text:span></text:p>
            </draw:text-box>
          </draw:frame>
          <draw:page-thumbnail draw:name="Rectangle 2" draw:style-name="gr2" draw:layer="layout" svg:width="13.325cm" svg:height="9.991cm" svg:x="3.493cm" svg:y="2.002cm" draw:page-number="35" presentation:class="page"/>
          <draw:frame draw:name="Rectangle 3" presentation:style-name="pr39" draw:text-style-name="P11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draw:page draw:name="Q&amp;A" draw:style-name="dp3" draw:master-page-name="slide-separation">
        <draw:frame draw:name="Titre 5" presentation:style-name="pr40" draw:text-style-name="P39" draw:layer="layout" svg:width="21.589cm" svg:height="2.674cm" svg:x="2.006cm" svg:y="6.215cm" presentation:class="title" presentation:user-transformed="true">
          <draw:text-box>
            <text:p text:style-name="P1"><text:span text:style-name="T90">Q&amp;A</text:span></text:p>
          </draw:text-box>
        </draw:frame>
        <presentation:notes draw:style-name="dp2">
          <draw:page-thumbnail draw:name="Rectangle 2" draw:style-name="gr2" draw:layer="layout" svg:width="13.325cm" svg:height="9.991cm" svg:x="3.493cm" svg:y="2.002cm" draw:page-number="36" presentation:class="page"/>
          <draw:frame draw:name="Rectangle 3" presentation:style-name="pr41" draw:text-style-name="P40" draw:layer="layout" svg:width="16.244cm" svg:height="11.993cm" svg:x="2.033cm" svg:y="12.6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1" svg:font-family="'Century Gothic'"/>
    <style:font-face style:name="DejaVu Sans" svg:font-family="'DejaVu Sans'"/>
    <style:font-face style:name="Myriad Bold" svg:font-family="'Myriad Bold'"/>
    <style:font-face style:name="Times New Roman" svg:font-family="'Times New Roman'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2" svg:font-family="'Century Gothic'" style:font-family-generic="swiss" style:font-pitch="variable"/>
    <style:font-face style:name="Century Gothic" svg:font-family="'Century Gothic'" style:font-adornments="Regular" style:font-family-generic="swiss" style:font-pitch="variable"/>
    <style:font-face style:name="Century Gothic Italic" svg:font-family="'Century Gothic Italic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4000000030003D06AB00871D6A4.jpg" xlink:type="simple" xlink:show="embed" xlink:actuate="onLoad"/>
    <draw:fill-image draw:name="msFillBitmap_20_2" draw:display-name="msFillBitmap 2" xlink:href="Pictures/10000000000004000000030003D06AB00871D6A4.jpg" xlink:type="simple" xlink:show="embed" xlink:actuate="onLoad"/>
    <draw:fill-image draw:name="msFillBitmap_20_3" draw:display-name="msFillBitmap 3" xlink:href="Pictures/10000000000004000000030003D06AB00871D6A4.jpg" xlink:type="simple" xlink:show="embed" xlink:actuate="onLoad"/>
    <draw:fill-image draw:name="msFillBitmap_20_4" draw:display-name="msFillBitmap 4" xlink:href="Pictures/10000000000004000000030003D06AB00871D6A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_20_Title_20_Slide-background" style:display-name="Module 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Module_20_Title_20_Slide-backgroundobjects" style:display-name="Module 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ule_20_Title_20_Slide-notes" style:display-name="Module 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ule_20_Title_20_Slide-outline1" style:display-name="Module Title Slide-outline1" style:family="presentation">
      <style:graphic-properties draw:stroke="none" draw:fill="none" draw:auto-grow-height="false" draw:fit-to-size="shrink-to-fit">
        <text:list-style style:name="Module_20_Title_20_Slide-outline1" style:display-name="Module 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Module_20_Title_20_Slide-outline2" style:display-name="Module Title Slide-outline2" style:family="presentation" style:parent-style-name="Module_20_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3" style:display-name="Module Title Slide-outline3" style:family="presentation" style:parent-style-name="Module_20_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4" style:display-name="Module Title Slide-outline4" style:family="presentation" style:parent-style-name="Module_20_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Module_20_Title_20_Slide-outline5" style:display-name="Module Title Slide-outline5" style:family="presentation" style:parent-style-name="Module_20_Title_20_Slide-outline4">
      <style:paragraph-properties fo:margin-top="0.1cm" fo:margin-bottom="0cm"/>
      <style:text-properties fo:font-size="20pt" style:font-size-asian="20pt" style:font-size-complex="20pt"/>
    </style:style>
    <style:style style:name="Module_20_Title_20_Slide-outline6" style:display-name="Module Title Slide-outline6" style:family="presentation" style:parent-style-name="Module_20_Title_20_Slide-outline5">
      <style:paragraph-properties fo:margin-top="0.1cm" fo:margin-bottom="0cm"/>
      <style:text-properties fo:font-size="20pt" style:font-size-asian="20pt" style:font-size-complex="20pt"/>
    </style:style>
    <style:style style:name="Module_20_Title_20_Slide-outline7" style:display-name="Module Title Slide-outline7" style:family="presentation" style:parent-style-name="Module_20_Title_20_Slide-outline6">
      <style:paragraph-properties fo:margin-top="0.1cm" fo:margin-bottom="0cm"/>
      <style:text-properties fo:font-size="20pt" style:font-size-asian="20pt" style:font-size-complex="20pt"/>
    </style:style>
    <style:style style:name="Module_20_Title_20_Slide-outline8" style:display-name="Module Title Slide-outline8" style:family="presentation" style:parent-style-name="Module_20_Title_20_Slide-outline7">
      <style:paragraph-properties fo:margin-top="0.1cm" fo:margin-bottom="0cm"/>
      <style:text-properties fo:font-size="20pt" style:font-size-asian="20pt" style:font-size-complex="20pt"/>
    </style:style>
    <style:style style:name="Module_20_Title_20_Slide-outline9" style:display-name="Module Title Slide-outline9" style:family="presentation" style:parent-style-name="Module_20_Title_20_Slide-outline8">
      <style:paragraph-properties fo:margin-top="0.1cm" fo:margin-bottom="0cm"/>
      <style:text-properties fo:font-size="20pt" style:font-size-asian="20pt" style:font-size-complex="20pt"/>
    </style:style>
    <style:style style:name="Module_20_Title_20_Slide-subtitle" style:display-name="Module Title Slide-subtitle" style:family="presentation">
      <style:graphic-properties draw:stroke="none" draw:fill="none" draw:textarea-vertical-align="middle">
        <text:list-style style:name="Module_20_Title_20_Slide-subtitle" style:display-name="Module 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ule_20_Title_20_Slide-title" style:display-name="Module Title Slide-title" style:family="presentation">
      <style:graphic-properties draw:stroke="none" svg:stroke-color="#3465a4" draw:fill="none" draw:textarea-vertical-align="middle">
        <text:list-style style:name="Module_20_Title_20_Slide-title" style:display-name="Module 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2060" style:text-outline="false" style:text-line-through-style="none" style:text-line-through-type="none" style:text-position="0% 100%" style:font-name="Century Gothic" fo:font-family="'Century Gothic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Myriad Bold" fo:font-family="'Myriad Bold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DejaVu Sans" style:font-family-complex="'DejaVu Sans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Myriad Bold" fo:font-family="'Myriad Bold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DejaVu Sans" style:font-family-complex="'DejaVu Sans'" style:font-size-complex="16pt" style:font-style-complex="normal" style:font-weight-complex="normal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24pt" style:language-asian="en" style:country-asian="US" style:font-style-asian="normal" style:font-weight-asian="normal" style:font-name-complex="DejaVu Sans" style:font-family-complex="'DejaVu Sans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lide-separa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slide-sepa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sepa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separation-outline1" style:family="presentation">
      <style:graphic-properties draw:stroke="none" draw:fill="none" draw:auto-grow-height="false" draw:fit-to-size="shrink-to-fit">
        <text:list-style style:name="slide-sepa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588c" style:text-outline="false" style:text-line-through-style="none" style:text-line-through-type="none" style:text-position="0% 100%" style:font-name="Century Gothic1" fo:font-family="'Century Gothic'" fo:font-size="20pt" fo:letter-spacing="normal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size-asian="20pt" style:language-asian="en" style:country-asian="US" style:font-style-asian="normal" style:font-weight-asian="bold" style:font-name-complex="Century Gothic1" style:font-family-complex="'Century Gothic'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slide-separation-outline2" style:family="presentation" style:parent-style-name="slide-separation-outline1">
      <style:paragraph-properties fo:margin-top="0.4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3" style:family="presentation" style:parent-style-name="slide-separation-outline2">
      <style:paragraph-properties fo:margin-top="0.3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4" style:family="presentation" style:parent-style-name="slide-separation-outline3">
      <style:paragraph-properties fo:margin-top="0.2cm" fo:margin-bottom="0cm" fo:line-height="100%" fo:text-align="start" style:punctuation-wrap="simple"/>
      <style:text-properties fo:font-variant="normal" fo:text-transform="none" fo:color="#00588c" style:text-line-through-style="none" style:text-line-through-type="none" style:text-position="0% 100%" style:font-name="Century Gothic1" fo:font-family="'Century Gothic'" fo:font-size="16pt" fo:letter-spacing="normal" fo:font-style="normal" style:text-underline-style="none" fo:font-weight="normal" style:font-name-asian="DejaVu Sans" style:font-family-asian="'DejaVu Sans'" style:font-size-asian="16pt" style:font-style-asian="normal" style:font-weight-asian="normal" style:font-name-complex="Century Gothic1" style:font-family-complex="'Century Gothic'" style:font-size-complex="16pt" style:font-style-complex="normal" style:font-weight-complex="normal"/>
    </style:style>
    <style:style style:name="slide-separation-outline5" style:family="presentation" style:parent-style-name="slide-separation-outline4">
      <style:paragraph-properties fo:margin-top="0.1cm" fo:margin-bottom="0cm"/>
      <style:text-properties fo:font-size="20pt" style:font-size-asian="20pt" style:font-size-complex="20pt"/>
    </style:style>
    <style:style style:name="slide-separation-outline6" style:family="presentation" style:parent-style-name="slide-separation-outline5">
      <style:paragraph-properties fo:margin-top="0.1cm" fo:margin-bottom="0cm"/>
      <style:text-properties fo:font-size="20pt" style:font-size-asian="20pt" style:font-size-complex="20pt"/>
    </style:style>
    <style:style style:name="slide-separation-outline7" style:family="presentation" style:parent-style-name="slide-separation-outline6">
      <style:paragraph-properties fo:margin-top="0.1cm" fo:margin-bottom="0cm"/>
      <style:text-properties fo:font-size="20pt" style:font-size-asian="20pt" style:font-size-complex="20pt"/>
    </style:style>
    <style:style style:name="slide-separation-outline8" style:family="presentation" style:parent-style-name="slide-separation-outline7">
      <style:paragraph-properties fo:margin-top="0.1cm" fo:margin-bottom="0cm"/>
      <style:text-properties fo:font-size="20pt" style:font-size-asian="20pt" style:font-size-complex="20pt"/>
    </style:style>
    <style:style style:name="slide-separation-outline9" style:family="presentation" style:parent-style-name="slide-separation-outline8">
      <style:paragraph-properties fo:margin-top="0.1cm" fo:margin-bottom="0cm"/>
      <style:text-properties fo:font-size="20pt" style:font-size-asian="20pt" style:font-size-complex="20pt"/>
    </style:style>
    <style:style style:name="slide-separation-subtitle" style:family="presentation">
      <style:graphic-properties draw:stroke="none" draw:fill="none" draw:textarea-vertical-align="middle">
        <text:list-style style:name="slide-sepa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separation-title" style:family="presentation">
      <style:graphic-properties draw:stroke="none" draw:fill="none" draw:textarea-vertical-align="middle">
        <text:list-style style:name="slide-sepa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size-asian="32pt" style:language-asian="en" style:country-asian="US" style:font-style-asian="normal" style:font-weight-asian="normal" style:font-name-complex="DejaVu Sans" style:font-family-complex="'DejaVu San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ule_20_Title_20_Slide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2" style:family="presentation" style:parent-style-name="Module_20_Title_20_Slide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3" style:family="presentation" style:parent-style-name="Module_20_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Module_20_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Module_20_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Mpr7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3cm" fo:padding-bottom="0.13cm" fo:padding-left="0.25cm" fo:padding-right="0.25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2.001cm"/>
    </style:style>
    <style:style style:name="Mpr9" style:family="presentation" style:parent-style-name="Titre_20_et_20_contenu-backgroundobjects">
      <style:graphic-properties draw:stroke="none" draw:fill="none" draw:fill-color="#ffffff" draw:auto-grow-height="false" fo:min-height="1.333cm"/>
    </style:style>
    <style:style style:name="Mpr10" style:family="presentation" style:parent-style-name="Titre_20_et_20_contenu-backgroundobjects">
      <style:graphic-properties draw:stroke="none" draw:fill="none" draw:fill-color="#ffffff" draw:textarea-vertical-align="bottom" draw:auto-grow-height="false" fo:min-height="1.333cm"/>
    </style:style>
    <style:style style:name="Mpr11" style:family="presentation" style:parent-style-name="Vide-backgroundobjects">
      <style:graphic-properties draw:stroke="none" draw:fill="none" draw:fill-color="#ffffff" draw:auto-grow-height="false" fo:min-height="12.001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333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slide-separation-title">
      <style:graphic-properties draw:stroke="none" svg:stroke-width="0cm" draw:fill="none" draw:textarea-vertical-align="top" draw:auto-grow-height="false" draw:fit-to-size="false" fo:min-height="3.181cm" fo:padding-top="0.13cm" fo:padding-bottom="0.13cm" fo:padding-left="0.25cm" fo:padding-right="0.25cm" fo:wrap-option="wrap"/>
    </style:style>
    <style:style style:name="Mpr15" style:family="presentation" style:parent-style-name="slide-separation-backgroundobjects">
      <style:graphic-properties draw:stroke="none" draw:fill="none" draw:fill-color="#ffffff" draw:auto-grow-height="false" fo:min-height="12.001cm"/>
    </style:style>
    <style:style style:name="Mpr16" style:family="presentation" style:parent-style-name="slide-separation-backgroundobjects">
      <style:graphic-properties draw:stroke="none" draw:fill="none" draw:fill-color="#ffffff" draw:auto-grow-height="false" fo:min-height="1.333cm"/>
    </style:style>
    <style:style style:name="Mpr17" style:family="presentation" style:parent-style-name="slide-separation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margin-left="0.953cm" fo:margin-right="0cm" fo:margin-top="0.17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left="0.953cm" fo:margin-right="0cm" fo:margin-top="0.17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3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margin-left="4.44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5.715cm" fo:margin-right="0cm" fo:text-indent="-0.634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none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end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5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e0c6e" style:text-line-through-style="none" style:text-line-through-type="none" style:text-position="0% 100%" style:font-name="Myriad Bold" fo:font-size="40pt" fo:letter-spacing="normal" fo:font-style="normal" style:text-underline-style="none" fo:font-weight="bold" style:font-name-asian="DejaVu Sans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Bold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MT4" style:family="text">
      <style:text-properties fo:font-variant="normal" fo:text-transform="none" fo:color="#7e0c6e" style:text-line-through-style="none" style:text-line-through-type="none" style:text-position="0% 100%" style:font-name="Myriad Bold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Myriad Bold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Myriad Bold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MT8" style:family="text">
      <style:text-properties fo:font-variant="normal" fo:text-transform="none" fo:color="#00588c" style:text-line-through-style="none" style:text-line-through-type="none" style:text-position="0% 100%" style:font-name="Century Gothic2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entury Gothic Italic" fo:font-size="21pt" fo:letter-spacing="normal" fo:font-style="italic" style:text-underline-style="none" fo:font-weight="normal" style:font-name-asian="DejaVu Sans" style:font-size-asian="21pt" style:font-style-asian="italic" style:font-weight-asian="normal" style:font-name-complex="DejaVu Sans" style:font-size-complex="21pt" style:font-style-complex="italic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1" fo:font-size="56pt" fo:letter-spacing="normal" fo:font-style="normal" style:text-underline-style="none" fo:font-weight="normal" style:font-name-asian="DejaVu Sans" style:font-size-asian="56pt" style:font-style-asian="normal" style:font-weight-asian="normal" style:font-name-complex="Century Gothic1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odule_20_Title_20_Slide" style:display-name="Module Title Slid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Title</text:span></text:p>
        </draw:text-box>
      </draw:frame>
      <draw:frame draw:name="Text Placeholder 5" presentation:style-name="Mpr2" draw:text-style-name="MP8" draw:layer="backgroundobjects" svg:width="7.8cm" svg:height="1.401cm" svg:x="8.8cm" svg:y="17.126cm" presentation:class="outline" presentation:user-transformed="true">
        <draw:text-box>
          <text:list text:style-name="ML2">
            <text:list-item>
              <text:p text:style-name="MP7"><text:span text:style-name="MT3">Month Year</text:span></text:p>
            </text:list-item>
          </text:list>
        </draw:text-box>
      </draw:frame>
      <presentation:notes style:page-layout-name="PM2">
        <draw:page-thumbnail presentation:style-name="Module_20_Title_20_Slide-title" draw:layer="backgroundobjects" svg:width="14.848cm" svg:height="11.136cm" svg:x="3.075cm" svg:y="2.257cm" presentation:class="page"/>
        <draw:frame presentation:style-name="Module_20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6" draw:text-style-name="MP10" draw:layer="backgroundobjects" svg:width="18.793cm" svg:height="2.288cm" svg:x="1.301cm" svg:y="0.176cm" presentation:class="title" presentation:user-transformed="true">
        <draw:text-box>
          <text:p text:style-name="MP9"><text:span text:style-name="MT4">Cliquez pour modifier le style du titre</text:span></text:p>
        </draw:text-box>
      </draw:frame>
      <draw:frame draw:name="Espace réservé du contenu 2" presentation:style-name="Mpr7" draw:text-style-name="MP16" draw:layer="backgroundobjects" svg:width="23.626cm" svg:height="12.567cm" svg:x="1.27cm" svg:y="2.919cm" presentation:class="outline" presentation:user-transformed="true">
        <draw:text-box>
          <text:list text:style-name="ML2">
            <text:list-item>
              <text:p text:style-name="MP11"><text:span text:style-name="MT5">Cliquez pour modifier les styles du texte du masque</text:span></text:p>
              <text:list>
                <text:list-item>
                  <text:p text:style-name="MP12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4"><text:span text:style-name="MT7">Quatrième niveau</text:span></text:p>
                          <text:list>
                            <text:list-item>
                              <text:p text:style-name="MP15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re_20_et_20_contenu-title" draw:layer="backgroundobjects" svg:width="13.333cm" svg:height="10cm" svg:x="3.493cm" svg:y="2.026cm" presentation:class="page"/>
        <draw:frame presentation:style-name="Titre_20_et_20_contenu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" style:page-layout-name="PM1" draw:style-name="Mdp3"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Vide-title" draw:layer="backgroundobjects" svg:width="13.333cm" svg:height="10cm" svg:x="3.493cm" svg:y="2.026cm" presentation:class="page"/>
        <draw:frame presentation:style-name="Vide-notes" draw:layer="backgroundobjects" svg:width="16.255cm" svg:height="12cm" svg:x="2.032cm" svg:y="12.668cm" presentation:class="notes" presentation:placeholder="true">
          <draw:text-box/>
        </draw:frame>
        <draw:frame presentation:style-name="Mpr11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lide-separation" style:page-layout-name="PM1" draw:style-name="Mdp4">
      <draw:custom-shape draw:name="Rectangle 8" draw:style-name="Mgr4" draw:text-style-name="MP8" draw:layer="backgroundobjects" svg:width="3.937cm" svg:height="0.727cm" svg:x="21.914cm" svg:y="17.93cm">
        <text:p text:style-name="MP17"><text:span text:style-name="MT8">Page | </text:span><text:span text:style-name="MT8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6" draw:style-name="Mgr5" draw:text-style-name="MP18" draw:layer="backgroundobjects" svg:width="25.399cm" svg:height="19.049cm" svg:x="0cm" svg:y="0cm">
        <draw:image xlink:href="Pictures/100000000000040000000300DFBA5A15CF26DFA6.jpg" xlink:type="simple" xlink:show="embed" xlink:actuate="onLoad">
          <text:p/>
        </draw:image>
      </draw:frame>
      <draw:custom-shape draw:name="Text Box 102" draw:style-name="Mgr4" draw:text-style-name="MP8" draw:layer="backgroundobjects" svg:width="17.466cm" svg:height="1.14cm" svg:x="3.568cm" svg:y="13.357cm">
        <text:p text:style-name="MP19"><text:span text:style-name="MT9">Intelligent Business Application Infrastru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1" presentation:style-name="Mpr14" draw:text-style-name="MP20" draw:layer="backgroundobjects" svg:width="21.589cm" svg:height="3.783cm" svg:x="1.698cm" svg:y="6.325cm" presentation:class="title" presentation:user-transformed="true">
        <draw:text-box>
          <text:p text:style-name="MP5"><text:span text:style-name="MT10">Cliquez et modifiez le titre</text:span></text:p>
        </draw:text-box>
      </draw:frame>
      <presentation:notes style:page-layout-name="PM2">
        <draw:page-thumbnail presentation:style-name="slide-separation-title" draw:layer="backgroundobjects" svg:width="13.333cm" svg:height="10cm" svg:x="3.493cm" svg:y="2.026cm" presentation:class="page"/>
        <draw:frame presentation:style-name="slide-separation-notes" draw:layer="backgroundobjects" svg:width="16.255cm" svg:height="12cm" svg:x="2.032cm" svg:y="12.668cm" presentation:class="notes" presentation:placeholder="true">
          <draw:text-box/>
        </draw:frame>
        <draw:frame presentation:style-name="Mpr15" draw:text-style-name="MP2" draw:layer="backgroundobjects" svg:width="16.255cm" svg:height="12cm" svg:x="4.064cm" svg:y="14.669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17cm" svg:height="1.332cm" svg:x="0cm" svg:y="25.337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17cm" svg:height="1.332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17cm" svg:height="1.332cm" svg:x="11.50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dc:subject>Genero GDC GWC Silverlight</dc:subject>
    <meta:initial-creator>mike</meta:initial-creator>
    <dc:description>- Overview about Genero Clients
- Clients Deployments
- New features
     - Interactive components
     - Silverlight</dc:description>
    <meta:editing-cycles>346</meta:editing-cycles>
    <meta:print-date>2013-09-29T18:54:18</meta:print-date>
    <meta:creation-date>2012-05-17T16:38:28</meta:creation-date>
    <dc:date>2018-01-10T13:50:01.302285265</dc:date>
    <meta:editing-duration>P10DT22H51M55S</meta:editing-duration>
    <meta:generator>LibreOffice/5.4.2.2$Linux_X86_64 LibreOffice_project/40m0$Build-2</meta:generator>
    <meta:document-statistic meta:object-count="22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template xlink:type="simple" xlink:actuate="onRequest" xlink:title="Genero_overview" xlink:href=""/>
  </office:meta>
</office:document-meta>
</file>